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12000000125B61BF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oppins" svg:font-family="Poppins, sans-serif"/>
    <style:font-face style:name="SFMono-Regular" svg:font-family="SFMono-Regular, Menlo, Monaco, Consolas, 'Liberation Mono'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619cm" table:align="left"/>
    </style:style>
    <style:style style:name="Tabla1.A" style:family="table-column">
      <style:table-column-properties style:column-width="1.819cm"/>
    </style:style>
    <style:style style:name="Tabla1.B" style:family="table-column">
      <style:table-column-properties style:column-width="12.80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001a1e" style:font-name="Poppin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b8dce2"/>
      <style:text-properties fo:font-variant="normal" fo:text-transform="none" fo:color="#001a1e" style:font-name="Poppins" fo:font-size="10pt" fo:letter-spacing="normal" fo:font-style="normal" fo:font-weight="normal" fo:background-color="#e7f3f5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b8dce2"/>
      <style:text-properties fo:font-variant="normal" fo:text-transform="none" fo:color="#1d2125" style:font-name="Poppins" fo:font-size="10pt" fo:letter-spacing="normal" fo:font-style="normal" fo:font-weight="normal" fo:background-color="#e7f3f5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b8dce2"/>
    </style:style>
    <style:style style:name="P9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fbe8cd"/>
      <style:text-properties fo:font-variant="normal" fo:text-transform="none" fo:color="#8e662e" style:font-name="Poppins" fo:font-size="10pt" fo:letter-spacing="normal" fo:font-style="normal" fo:font-weight="normal" fo:background-color="#fcefdc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fbe8cd"/>
      <style:text-properties fo:font-variant="normal" fo:text-transform="none" fo:color="#1d2125" style:font-name="Poppins" fo:font-size="10pt" fo:letter-spacing="normal" fo:font-style="normal" fo:font-weight="normal" fo:background-color="#fcefdc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fbe8cd"/>
    </style:style>
    <style:style style:name="P12" style:family="paragraph" style:parent-style-name="Text_20_body">
      <style:paragraph-properties fo:margin-top="0cm" fo:margin-bottom="0cm" fo:text-align="start" style:justify-single-word="false" fo:orphans="2" fo:widows="2"/>
    </style:style>
    <style:style style:name="P13" style:family="paragraph" style:parent-style-name="Text_20_body">
      <style:paragraph-properties fo:margin-top="0cm" fo:margin-bottom="0cm" fo:text-align="start" style:justify-single-word="false" fo:orphans="2" fo:widows="2" fo:padding="0.049cm" fo:border="0.002cm solid #cad0d7"/>
      <style:text-properties fo:font-variant="normal" fo:text-transform="none" fo:color="#1d2125" style:font-name="Poppins" fo:font-size="10pt" fo:letter-spacing="normal" fo:font-style="normal" fo:font-weight="normal" style:font-size-asian="10pt" style:font-size-complex="10pt"/>
    </style:style>
    <style:style style:name="P14" style:family="paragraph" style:parent-style-name="Text_20_body">
      <style:paragraph-properties fo:margin-top="0cm" fo:margin-bottom="0cm" fo:text-align="start" style:justify-single-word="false" fo:orphans="2" fo:widows="2" fo:padding="0.049cm" fo:border="0.002cm solid #cad0d7"/>
      <style:text-properties fo:font-variant="normal" fo:text-transform="none" fo:color="#1d2125" style:font-name="Poppins" fo:font-size="10pt" fo:letter-spacing="normal" fo:font-style="normal" fo:font-weight="normal" fo:background-color="#f8f9fa" style:font-size-asian="10pt" style:font-size-complex="10pt"/>
    </style:style>
    <style:style style:name="P15" style:family="paragraph" style:parent-style-name="Text_20_body">
      <style:paragraph-properties fo:margin-top="0cm" fo:margin-bottom="0cm" fo:text-align="start" style:justify-single-word="false" fo:orphans="2" fo:widows="2" fo:padding="0.049cm" fo:border="0.002cm solid #cad0d7"/>
      <style:text-properties fo:color="#1177d1" fo:font-size="10pt" style:text-underline-style="solid" style:text-underline-width="auto" style:text-underline-color="font-color" fo:background-color="transparent" style:font-size-asian="10pt" style:font-size-complex="10pt"/>
    </style:style>
    <style:style style:name="P16" style:family="paragraph" style:parent-style-name="Text_20_body">
      <style:paragraph-properties fo:margin-top="0cm" fo:margin-bottom="0cm" fo:text-align="start" style:justify-single-word="false" fo:orphans="2" fo:widows="2" fo:padding="0.049cm" fo:border="0.002cm solid #b8dce2"/>
      <style:text-properties fo:font-variant="normal" fo:text-transform="none" fo:color="#001a1e" style:font-name="Poppins" fo:font-size="10pt" fo:letter-spacing="normal" fo:font-style="normal" fo:font-weight="normal" fo:background-color="#e7f3f5" style:font-size-asian="10pt" style:font-size-complex="10pt"/>
    </style:style>
    <style:style style:name="P17" style:family="paragraph" style:parent-style-name="Text_20_body">
      <style:paragraph-properties fo:margin-top="0cm" fo:margin-bottom="0cm" fo:text-align="start" style:justify-single-word="false" fo:orphans="2" fo:widows="2" fo:padding="0.049cm" fo:border="0.002cm solid #b8dce2"/>
      <style:text-properties fo:font-variant="normal" fo:text-transform="none" fo:color="#001a1e" style:font-name="Poppins" fo:font-size="10pt" fo:letter-spacing="normal" fo:font-style="normal" fo:font-weight="normal" fo:background-color="#e7f3f5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P18" style:family="paragraph" style:parent-style-name="Text_20_body">
      <style:paragraph-properties fo:margin-top="0cm" fo:margin-bottom="0cm" fo:text-align="start" style:justify-single-word="false" fo:orphans="2" fo:widows="2" fo:padding="0.049cm" fo:border="0.002cm solid #b8dce2"/>
    </style:style>
    <style:style style:name="P19" style:family="paragraph" style:parent-style-name="Text_20_body">
      <style:paragraph-properties fo:margin-top="0cm" fo:margin-bottom="0cm" fo:text-align="start" style:justify-single-word="false" fo:orphans="2" fo:widows="2" fo:padding="0.049cm" fo:border="0.002cm solid #b8dce2"/>
      <style:text-properties fo:font-size="10pt" style:font-size-asian="10pt" style:font-size-complex="10pt"/>
    </style:style>
    <style:style style:name="P20" style:family="paragraph" style:parent-style-name="Heading_20_3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.049cm" fo:border="0.002cm solid #cad0d7"/>
      <style:text-properties fo:color="#455a64" style:font-name="Poppins" fo:font-weight="normal"/>
    </style:style>
    <style:style style:name="P21" style:family="paragraph" style:parent-style-name="Heading_20_3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.049cm" fo:border="0.002cm solid #cad0d7"/>
      <style:text-properties fo:font-variant="normal" fo:text-transform="none" fo:color="#455a64" style:font-name="Poppins" fo:font-size="10pt" fo:letter-spacing="normal" fo:font-style="normal" fo:font-weight="normal" fo:background-color="#f8f9fa" style:font-size-asian="10pt" style:font-size-complex="10pt"/>
    </style:style>
    <style:style style:name="P22" style:family="paragraph" style:parent-style-name="Heading_20_3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455a64" style:font-name="Poppins" fo:font-size="10pt" fo:letter-spacing="normal" fo:font-style="normal" fo:font-weight="normal" fo:background-color="#f8f9fa" style:font-size-asian="10pt" style:font-size-complex="10pt"/>
    </style:style>
    <style:style style:name="P23" style:family="paragraph" style:parent-style-name="Heading_20_3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455a64" style:font-name="Poppins" fo:font-size="10pt" fo:letter-spacing="normal" fo:font-style="normal" fo:font-weight="normal" fo:background-color="#f8f9fa" style:font-size-asian="10pt" style:font-weight-asian="bold" style:font-size-complex="10pt" style:font-weight-complex="bold"/>
    </style:style>
    <style:style style:name="P24" style:family="paragraph" style:parent-style-name="Heading_20_4">
      <style:paragraph-properties fo:line-height="120%"/>
      <style:text-properties fo:color="#455a64" style:font-name="Poppins" fo:font-weight="normal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color="#001a1e" fo:background-color="#e7f3f5"/>
    </style:style>
    <style:style style:name="T3" style:family="text">
      <style:text-properties fo:font-variant="normal" fo:text-transform="none" fo:color="#001a1e" style:font-name="Poppins" fo:font-size="11.25pt" fo:letter-spacing="normal" fo:font-style="normal" fo:font-weight="normal" fo:background-color="#e7f3f5"/>
    </style:style>
    <style:style style:name="T4" style:family="text">
      <style:text-properties fo:font-variant="normal" fo:text-transform="none" fo:color="#001a1e" style:font-name="Poppins" fo:font-size="11.25pt" fo:letter-spacing="normal" fo:language="en" fo:country="none" fo:font-style="normal" fo:font-weight="normal" fo:background-color="#e7f3f5"/>
    </style:style>
    <style:style style:name="T5" style:family="text">
      <style:text-properties fo:font-variant="normal" fo:text-transform="none" fo:color="#001a1e" style:font-name="Poppins" fo:letter-spacing="normal" fo:font-style="normal" fo:font-weight="normal" fo:background-color="#e7f3f5"/>
    </style:style>
    <style:style style:name="T6" style:family="text">
      <style:text-properties fo:font-variant="normal" fo:text-transform="none" fo:color="#001a1e" style:font-name="Poppins" fo:letter-spacing="normal" fo:language="en" fo:country="none" fo:font-style="normal" fo:font-weight="normal" fo:background-color="#e7f3f5"/>
    </style:style>
    <style:style style:name="T7" style:family="text">
      <style:text-properties fo:font-variant="normal" fo:text-transform="none" fo:color="#001a1e" style:font-name="Poppins" fo:font-size="10pt" fo:letter-spacing="normal" fo:font-style="normal" fo:font-weight="normal" fo:background-color="#e7f3f5" style:font-size-asian="10pt" style:font-size-complex="10pt"/>
    </style:style>
    <style:style style:name="T8" style:family="text">
      <style:text-properties fo:font-variant="normal" fo:text-transform="none" fo:color="#001a1e" style:font-name="Poppins" fo:font-size="10pt" fo:letter-spacing="normal" fo:language="en" fo:country="none" fo:font-style="normal" fo:font-weight="normal" fo:background-color="#e7f3f5" style:font-size-asian="10pt" style:font-size-complex="10pt"/>
    </style:style>
    <style:style style:name="T9" style:family="text">
      <style:text-properties fo:font-variant="normal" fo:text-transform="none" fo:color="#e83e8c" style:font-name="SFMono-Regular" fo:font-size="9.75pt" fo:letter-spacing="normal" fo:font-style="normal" fo:font-weight="normal" fo:background-color="#e7f3f5"/>
    </style:style>
    <style:style style:name="T10" style:family="text">
      <style:text-properties fo:font-variant="normal" fo:text-transform="none" fo:color="#e83e8c" style:font-name="SFMono-Regular" fo:letter-spacing="normal" fo:font-style="normal" fo:font-weight="normal" fo:background-color="#e7f3f5"/>
    </style:style>
    <style:style style:name="T11" style:family="text">
      <style:text-properties fo:font-variant="normal" fo:text-transform="none" fo:color="#e83e8c" style:font-name="SFMono-Regular" fo:font-size="10pt" fo:letter-spacing="normal" fo:font-style="normal" fo:font-weight="normal" fo:background-color="#e7f3f5" style:font-size-asian="10pt" style:font-size-complex="10pt"/>
    </style:style>
    <style:style style:name="T12" style:family="text">
      <style:text-properties fo:font-variant="normal" fo:text-transform="none" fo:color="#1d2125" style:font-name="Poppins" fo:font-size="11.25pt" fo:letter-spacing="normal" fo:font-style="normal" fo:font-weight="normal" fo:background-color="#fcefdc" style:font-name-asian="Poppins" style:font-size-asian="11.25pt" style:font-style-asian="normal" style:font-weight-asian="normal" style:font-name-complex="Poppins" style:font-size-complex="11.25pt" style:font-style-complex="normal" style:font-weight-complex="normal"/>
    </style:style>
    <style:style style:name="T13" style:family="text">
      <style:text-properties fo:font-variant="normal" fo:text-transform="none" fo:color="#1d2125" style:font-name="Poppins" fo:letter-spacing="normal" fo:font-style="normal" fo:font-weight="normal" fo:background-color="#fcefdc" style:font-name-asian="Poppins" style:font-style-asian="normal" style:font-weight-asian="normal" style:font-name-complex="Poppins" style:font-style-complex="normal" style:font-weight-complex="normal"/>
    </style:style>
    <style:style style:name="T14" style:family="text">
      <style:text-properties fo:font-variant="normal" fo:text-transform="none" fo:color="#1d2125" style:font-name="Poppins" fo:font-size="10pt" fo:letter-spacing="normal" fo:font-style="normal" fo:font-weight="normal" fo:background-color="#fcefdc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15" style:family="text">
      <style:text-properties fo:font-variant="normal" fo:text-transform="none" fo:color="#1d2125" style:font-name="SFMono-Regular" fo:font-size="9.75pt" fo:letter-spacing="normal" fo:font-style="normal" fo:font-weight="normal" fo:background-color="#fcefdc" style:font-name-asian="Poppins" style:font-size-asian="11.25pt" style:font-style-asian="normal" style:font-weight-asian="normal" style:font-name-complex="Poppins" style:font-size-complex="11.25pt" style:font-style-complex="normal" style:font-weight-complex="normal"/>
    </style:style>
    <style:style style:name="T16" style:family="text">
      <style:text-properties fo:font-variant="normal" fo:text-transform="none" fo:color="#1d2125" style:font-name="SFMono-Regular" fo:letter-spacing="normal" fo:font-style="normal" fo:font-weight="normal" fo:background-color="#fcefdc" style:font-name-asian="Poppins" style:font-style-asian="normal" style:font-weight-asian="normal" style:font-name-complex="Poppins" style:font-style-complex="normal" style:font-weight-complex="normal"/>
    </style:style>
    <style:style style:name="T17" style:family="text">
      <style:text-properties fo:font-variant="normal" fo:text-transform="none" fo:color="#1d2125" style:font-name="SFMono-Regular" fo:font-size="10pt" fo:letter-spacing="normal" fo:font-style="normal" fo:font-weight="normal" fo:background-color="#fcefdc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18" style:family="text">
      <style:text-properties fo:language="en" fo:country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A 1</text:p>
      <text:p text:style-name="P1"/>
      <text:p text:style-name="P1"/>
      <text:section text:style-name="Sect1" text:name="question-22266-1">
        <text:section text:style-name="Sect2" text:name="yui_3_17_2_1_1673374313654_114">
          <text:h text:style-name="P20" text:outline-level="3">Pregunta <text:span text:style-name="T1">1</text:span></text:h>
          <text:p text:style-name="P13">Incorrecta</text:p>
          <text:p text:style-name="P13">Se puntúa 0,00 sobre 1,00</text:p>
          <text:section text:style-name="Sect1" text:name="yui_3_17_2_1_1673374313654_25">
            <text:p text:style-name="P15"><draw:frame draw:style-name="fr2" draw:name="gráficos1" text:anchor-type="as-char" svg:width="0.423cm" svg:height="0.423cm" draw:z-index="0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  </text:section>
        </text:section>
        <text:p text:style-name="P7"><draw:frame draw:style-name="fr1" draw:name="Marco1" text:anchor-type="char" svg:width="0.041cm" draw:z-index="1"><draw:text-box fo:min-height="0.041cm"><text:h text:style-name="P24" text:outline-level="4">Enunciado de la pregunta</text:h></draw:text-box></draw:frame>Hoy día, hay todavía cierta reticencia a utilizar sistemas gestores de bases de datos frente a los relacionales. ¿Verdadero o falso?</text:p>
        <text:p text:style-name="P6">Seleccione una:</text:p>
        <text:p text:style-name="P16">Verdadero</text:p>
        <text:p text:style-name="P16">Falso </text:p>
        <text:p text:style-name="P9"><draw:frame draw:style-name="fr1" draw:name="Marco2" text:anchor-type="char" svg:width="0.041cm" draw:z-index="2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66-2">
        <text:h text:style-name="P21" text:outline-level="3">Pregunta <text:span text:style-name="T1">2</text:span></text:h>
        <text:p text:style-name="P14">Correcta</text:p>
        <text:p text:style-name="P14">Se puntúa 1,00 sobre 1,00</text:p>
        <text:section text:style-name="Sect1" text:name="yui_3_17_2_1_1673374313654_31">
          <text:p text:style-name="P15"><draw:frame draw:style-name="fr2" draw:name="gráficos2" text:anchor-type="as-char" svg:width="0.423cm" svg:height="0.423cm" draw:z-index="3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3" text:anchor-type="char" svg:width="0.041cm" draw:z-index="4"><draw:text-box fo:min-height="0.041cm"><text:h text:style-name="P24" text:outline-level="4">Enunciado de la pregunta</text:h></draw:text-box></draw:frame>Con las bases de datos objeto-relacionales se amplía el número de tipos de datos disponibles para almacenar en los campos de las tablas de las bases de datos, respecto a los existentes en el modelo relacional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4" text:anchor-type="char" svg:width="0.041cm" draw:z-index="5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66-3">
        <text:h text:style-name="P21" text:outline-level="3">Pregunta <text:span text:style-name="T1">3</text:span></text:h>
        <text:p text:style-name="P14">Correcta</text:p>
        <text:p text:style-name="P14">Se puntúa 1,00 sobre 1,00</text:p>
        <text:section text:style-name="Sect1" text:name="yui_3_17_2_1_1673374313654_37">
          <text:p text:style-name="P15"><draw:frame draw:style-name="fr2" draw:name="gráficos3" text:anchor-type="as-char" svg:width="0.423cm" svg:height="0.423cm" draw:z-index="6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5" text:anchor-type="char" svg:width="0.041cm" draw:z-index="7"><draw:text-box fo:min-height="0.041cm"><text:h text:style-name="P24" text:outline-level="4">Enunciado de la pregunta</text:h></draw:text-box></draw:frame>La capa de persistencia de una aplicación permite almacenar el estado de los objetos que necesitan persistir en un sistema gestor de datos, pero no actualizarlo. ¿Verdadero o falso?</text:p>
        <text:p text:style-name="P6">Seleccione una:</text:p>
        <text:p text:style-name="P16">Verdadero</text:p>
        <text:p text:style-name="P16">Falso </text:p>
        <text:p text:style-name="P9"><draw:frame draw:style-name="fr1" draw:name="Marco6" text:anchor-type="char" svg:width="0.041cm" draw:z-index="8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66-4">
        <text:h text:style-name="P21" text:outline-level="3">Pregunta <text:span text:style-name="T1">4</text:span></text:h>
        <text:p text:style-name="P14">Incorrecta</text:p>
        <text:p text:style-name="P14">Se puntúa 0,00 sobre 1,00</text:p>
        <text:section text:style-name="Sect1" text:name="yui_3_17_2_1_1673374313654_43">
          <text:p text:style-name="P15"><draw:frame draw:style-name="fr2" draw:name="gráficos4" text:anchor-type="as-char" svg:width="0.423cm" svg:height="0.423cm" draw:z-index="9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7" text:anchor-type="char" svg:width="0.041cm" draw:z-index="10"><draw:text-box fo:min-height="0.041cm"><text:h text:style-name="P24" text:outline-level="4">Enunciado de la pregunta</text:h></draw:text-box></draw:frame>Los ficheros XML permiten el uso de muchas librerías de conversión de la información almacenada a otros formatos como:</text:p>
        <text:p text:style-name="P6">Seleccione una:</text:p>
        <text:section text:style-name="Sect1" text:name="q22266:4_answer0_label">
          <text:p text:style-name="P19">a.</text:p>
          <text:p text:style-name="P6">Todas son correctas.</text:p>
        </text:section>
        <text:section text:style-name="Sect1" text:name="q22266:4_answer1_label">
          <text:p text:style-name="P17">b.</text:p>
          <text:p text:style-name="P6">Texto.</text:p>
        </text:section>
        <text:section text:style-name="Sect1" text:name="q22266:4_answer2_label">
          <text:p text:style-name="P17">c.</text:p>
          <text:p text:style-name="P6">Hojas de cálculo.</text:p>
        </text:section>
        <text:section text:style-name="Sect1" text:name="q22266:4_answer3_label">
          <text:p text:style-name="P17">d.</text:p>
          <text:p text:style-name="P6">Pdf.</text:p>
        </text:section>
        <text:p text:style-name="P10"><draw:frame draw:style-name="fr1" draw:name="Marco8" text:anchor-type="char" svg:width="0.041cm" draw:z-index="11"><draw:text-box fo:min-height="0.041cm"><text:h text:style-name="P24" text:outline-level="4">Retroalimentación</text:h></draw:text-box></draw:frame>La respuesta correcta es: Todas son correctas.</text:p>
      </text:section>
      <text:section text:style-name="Sect1" text:name="question-22266-5">
        <text:h text:style-name="P21" text:outline-level="3">Pregunta <text:span text:style-name="T1">5</text:span></text:h>
        <text:p text:style-name="P14">Correcta</text:p>
        <text:p text:style-name="P14">Se puntúa 1,00 sobre 1,00</text:p>
        <text:section text:style-name="Sect1" text:name="yui_3_17_2_1_1673374313654_49">
          <text:p text:style-name="P15"><text:soft-page-break/><draw:frame draw:style-name="fr2" draw:name="gráficos5" text:anchor-type="as-char" svg:width="0.423cm" svg:height="0.423cm" draw:z-index="12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9" text:anchor-type="char" svg:width="0.041cm" draw:z-index="13"><draw:text-box fo:min-height="0.041cm"><text:h text:style-name="P24" text:outline-level="4">Enunciado de la pregunta</text:h></draw:text-box></draw:frame>Con las bases de datos objeto-relacionales se amplía el número de tipos de datos disponibles para almacenar en los campos de las tablas de las bases de datos, respecto a los existentes en el modelo relacional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10" text:anchor-type="char" svg:width="0.041cm" draw:z-index="14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66-6">
        <text:h text:style-name="P21" text:outline-level="3">Pregunta <text:span text:style-name="T1">6</text:span></text:h>
        <text:p text:style-name="P14">Incorrecta</text:p>
        <text:p text:style-name="P14">Se puntúa 0,00 sobre 1,00</text:p>
        <text:section text:style-name="Sect1" text:name="yui_3_17_2_1_1673374313654_55">
          <text:p text:style-name="P15"><draw:frame draw:style-name="fr2" draw:name="gráficos6" text:anchor-type="as-char" svg:width="0.423cm" svg:height="0.423cm" draw:z-index="15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1" text:anchor-type="char" svg:width="0.041cm" draw:z-index="16"><draw:text-box fo:min-height="0.041cm"><text:h text:style-name="P24" text:outline-level="4">Enunciado de la pregunta</text:h></draw:text-box></draw:frame>Señala las opciones falsas:</text:p>
        <text:p text:style-name="P6">Seleccione una o más de una:</text:p>
        <text:section text:style-name="Sect1" text:name="q22266:6_choice0_label">
          <text:p text:style-name="P19">a.</text:p>
          <text:p text:style-name="P6">El desfase objeto-relacional se refiere a la incompatibilidad que hay entre el paradigma relacional y el objeto-relacional.</text:p>
        </text:section>
        <text:section text:style-name="Sect1" text:name="q22266:6_choice1_label">
          <text:p text:style-name="P17">b.</text:p>
          <text:p text:style-name="P6">El modelo de bases de datos relacional todavía tiene un gran uso.</text:p>
        </text:section>
        <text:section text:style-name="Sect1" text:name="q22266:6_choice2_label">
          <text:p text:style-name="P17">c.</text:p>
          <text:p text:style-name="P6">La programación orientada a objetos surgió antes que la programación imperativa.</text:p>
        </text:section>
        <text:section text:style-name="Sect1" text:name="q22266:6_choice3_label">
          <text:p text:style-name="P17">d.</text:p>
          <text:p text:style-name="P6">La persistencia se define como la conversión de registros a objetos.</text:p>
        </text:section>
        <text:p text:style-name="P10"><draw:frame draw:style-name="fr1" draw:name="Marco12" text:anchor-type="char" svg:width="0.041cm" draw:z-index="17"><draw:text-box fo:min-height="0.041cm"><text:h text:style-name="P24" text:outline-level="4">Retroalimentación</text:h></draw:text-box></draw:frame>Las respuestas correctas son: El desfase objeto-relacional se refiere a la incompatibilidad que hay entre el paradigma relacional y el objeto-relacional., El modelo de bases de datos relacional todavía tiene un gran uso.</text:p>
      </text:section>
      <text:section text:style-name="Sect1" text:name="question-22266-7">
        <text:h text:style-name="P21" text:outline-level="3">Pregunta <text:span text:style-name="T1">7</text:span></text:h>
        <text:p text:style-name="P14">Correcta</text:p>
        <text:p text:style-name="P14">Se puntúa 1,00 sobre 1,00</text:p>
        <text:section text:style-name="Sect1" text:name="yui_3_17_2_1_1673374313654_61">
          <text:p text:style-name="P15"><draw:frame draw:style-name="fr2" draw:name="gráficos7" text:anchor-type="as-char" svg:width="0.423cm" svg:height="0.423cm" draw:z-index="18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3" text:anchor-type="char" svg:width="0.041cm" draw:z-index="19"><draw:text-box fo:min-height="0.041cm"><text:h text:style-name="P24" text:outline-level="4">Enunciado de la pregunta</text:h></draw:text-box></draw:frame>Un evento supone una forma de notificación entre objeto fuente y objeto(s) receptor(es)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14" text:anchor-type="char" svg:width="0.041cm" draw:z-index="20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66-8">
        <text:h text:style-name="P21" text:outline-level="3">Pregunta <text:span text:style-name="T1">8</text:span></text:h>
        <text:p text:style-name="P14">Incorrecta</text:p>
        <text:p text:style-name="P14">Se puntúa 0,00 sobre 1,00</text:p>
        <text:section text:style-name="Sect1" text:name="yui_3_17_2_1_1673374313654_67">
          <text:p text:style-name="P15"><draw:frame draw:style-name="fr2" draw:name="gráficos8" text:anchor-type="as-char" svg:width="0.423cm" svg:height="0.423cm" draw:z-index="21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5" text:anchor-type="char" svg:width="0.041cm" draw:z-index="22"><draw:text-box fo:min-height="0.041cm"><text:h text:style-name="P24" text:outline-level="4">Enunciado de la pregunta</text:h></draw:text-box></draw:frame>Organizar en porciones el software permite</text:p>
        <text:p text:style-name="P6">Seleccione una:</text:p>
        <text:section text:style-name="Sect1" text:name="q22266:8_answer0_label">
          <text:p text:style-name="P19">a.</text:p>
          <text:p text:style-name="P6">Aumentar la complejidad del software.</text:p>
        </text:section>
        <text:section text:style-name="Sect1" text:name="q22266:8_answer1_label">
          <text:p text:style-name="P17">b.</text:p>
          <text:p text:style-name="P6">Ninguna es correcta.</text:p>
        </text:section>
        <text:section text:style-name="Sect1" text:name="q22266:8_answer2_label">
          <text:p text:style-name="P17">c.</text:p>
          <text:p text:style-name="P6">Disminuir el proceso de ensamblaje del software.</text:p>
        </text:section>
        <text:section text:style-name="Sect1" text:name="q22266:8_answer3_label">
          <text:p text:style-name="P17">d.</text:p>
          <text:p text:style-name="P6">Reutilizar sólo la documentación de los programas.</text:p>
        </text:section>
        <text:p text:style-name="P10"><draw:frame draw:style-name="fr1" draw:name="Marco16" text:anchor-type="char" svg:width="0.041cm" draw:z-index="23"><draw:text-box fo:min-height="0.041cm"><text:h text:style-name="P24" text:outline-level="4">Retroalimentación</text:h></draw:text-box></draw:frame>La respuesta correcta es: Ninguna es correcta.</text:p>
      </text:section>
      <text:section text:style-name="Sect1" text:name="question-22266-9">
        <text:h text:style-name="P21" text:outline-level="3">Pregunta <text:span text:style-name="T1">9</text:span></text:h>
        <text:p text:style-name="P14">Incorrecta</text:p>
        <text:p text:style-name="P14"><text:soft-page-break/>Se puntúa 0,00 sobre 1,00</text:p>
        <text:section text:style-name="Sect1" text:name="yui_3_17_2_1_1673374313654_73">
          <text:p text:style-name="P15"><draw:frame draw:style-name="fr2" draw:name="gráficos9" text:anchor-type="as-char" svg:width="0.423cm" svg:height="0.423cm" draw:z-index="24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7" text:anchor-type="char" svg:width="0.041cm" draw:z-index="25"><draw:text-box fo:min-height="0.041cm"><text:h text:style-name="P24" text:outline-level="4">Enunciado de la pregunta</text:h></draw:text-box></draw:frame>Señala la afirmación correcta.</text:p>
        <text:p text:style-name="P6">Seleccione una:</text:p>
        <text:section text:style-name="Sect1" text:name="q22266:9_answer0_label">
          <text:p text:style-name="P19">a.</text:p>
          <text:p text:style-name="P6">Sólo en el modelo relacional se necesita el concepto de clave primaria.</text:p>
        </text:section>
        <text:section text:style-name="Sect1" text:name="q22266:9_answer1_label">
          <text:p text:style-name="P17">b.</text:p>
          <text:p text:style-name="P6">Las claves primarias, tienen una forma representable en texto, en el modelo relacional, por norma general.</text:p>
        </text:section>
        <text:section text:style-name="Sect1" text:name="q22266:9_answer2_label">
          <text:p text:style-name="P17">c.</text:p>
          <text:p text:style-name="P6">El concepto de reusabilidad surge con el modelo relacional, y no es adaptable al mundo de la orientación a objetos.</text:p>
        </text:section>
        <text:p text:style-name="P10"><draw:frame draw:style-name="fr1" draw:name="Marco18" text:anchor-type="char" svg:width="0.041cm" draw:z-index="26"><draw:text-box fo:min-height="0.041cm"><text:h text:style-name="P24" text:outline-level="4">Retroalimentación</text:h></draw:text-box></draw:frame>La respuesta correcta es: Las claves primarias, tienen una forma representable en texto, en el modelo relacional, por norma general.</text:p>
      </text:section>
      <text:section text:style-name="Sect1" text:name="question-22266-10">
        <text:h text:style-name="P21" text:outline-level="3">Pregunta <text:span text:style-name="T1">10</text:span></text:h>
        <text:p text:style-name="P14">Incorrecta</text:p>
        <text:p text:style-name="P14">Se puntúa 0,00 sobre 1,00</text:p>
        <text:section text:style-name="Sect1" text:name="yui_3_17_2_1_1673374313654_79">
          <text:p text:style-name="P15"><draw:frame draw:style-name="fr2" draw:name="gráficos10" text:anchor-type="as-char" svg:width="0.423cm" svg:height="0.423cm" draw:z-index="27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9" text:anchor-type="char" svg:width="0.041cm" draw:z-index="28"><draw:text-box fo:min-height="0.041cm"><text:h text:style-name="P24" text:outline-level="4">Enunciado de la pregunta</text:h></draw:text-box></draw:frame>El modelo en red fue el primer modelo de bases de datos definido de manera formal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20" text:anchor-type="char" svg:width="0.041cm" draw:z-index="29"><draw:text-box fo:min-height="0.041cm"><text:h text:style-name="P24" text:outline-level="4">Retroalimentación</text:h></draw:text-box></draw:frame>La respuesta correcta es 'Falso'</text:p>
      </text:section>
      <text:h text:style-name="P22" text:outline-level="3">Pregunta <text:span text:style-name="T1">1</text:span></text:h>
      <text:section text:style-name="Sect1" text:name="question-22268-1">
        <text:p text:style-name="P14">Correcta</text:p>
        <text:p text:style-name="P14">Se puntúa 1,00 sobre 1,00</text:p>
        <text:section text:style-name="Sect1" text:name="yui_3_17_2_1_1673374441796_25">
          <text:p text:style-name="P15"><draw:frame draw:style-name="fr2" draw:name="gráficos11" text:anchor-type="as-char" svg:width="0.423cm" svg:height="0.423cm" draw:z-index="30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21" text:anchor-type="char" svg:width="0.041cm" draw:z-index="31"><draw:text-box fo:min-height="0.041cm"><text:h text:style-name="P24" text:outline-level="4">Enunciado de la pregunta</text:h></draw:text-box></draw:frame>En las antiguas aplicaciones informáticas, antes de que surgieran las bases de datos, la información se guardaba en ficheros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22" text:anchor-type="char" svg:width="0.041cm" draw:z-index="32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68-2">
        <text:h text:style-name="P21" text:outline-level="3">Pregunta <text:span text:style-name="T1">2</text:span></text:h>
        <text:p text:style-name="P14">Correcta</text:p>
        <text:p text:style-name="P14">Se puntúa 1,00 sobre 1,00</text:p>
        <text:section text:style-name="Sect1" text:name="yui_3_17_2_1_1673374441796_31">
          <text:p text:style-name="P15"><draw:frame draw:style-name="fr2" draw:name="gráficos12" text:anchor-type="as-char" svg:width="0.423cm" svg:height="0.423cm" draw:z-index="33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23" text:anchor-type="char" svg:width="0.041cm" draw:z-index="34"><draw:text-box fo:min-height="0.041cm"><text:h text:style-name="P24" text:outline-level="4">Enunciado de la pregunta</text:h></draw:text-box></draw:frame>Una forma tradicional de hacer guardar los datos es con el uso de ficheros o de bases de datos que se guardan en un dispositivo de memoria no volátil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24" text:anchor-type="char" svg:width="0.041cm" draw:z-index="35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68-3">
        <text:h text:style-name="P21" text:outline-level="3">Pregunta <text:span text:style-name="T1">3</text:span></text:h>
        <text:p text:style-name="P14">Correcta</text:p>
        <text:p text:style-name="P14">Se puntúa 1,00 sobre 1,00</text:p>
        <text:section text:style-name="Sect1" text:name="yui_3_17_2_1_1673374441796_37">
          <text:p text:style-name="P15"><draw:frame draw:style-name="fr2" draw:name="gráficos13" text:anchor-type="as-char" svg:width="0.423cm" svg:height="0.423cm" draw:z-index="36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25" text:anchor-type="char" svg:width="0.041cm" draw:z-index="37"><draw:text-box fo:min-height="0.041cm"><text:h text:style-name="P24" text:outline-level="4">Enunciado de la pregunta</text:h></draw:text-box></draw:frame>La programación orientada a objetos surgió antes que la imperativa. ¿Verdadero o falso?</text:p>
        <text:p text:style-name="P6">Seleccione una:</text:p>
        <text:p text:style-name="P16">Verdadero</text:p>
        <text:p text:style-name="P16">Falso </text:p>
        <text:p text:style-name="P9"><draw:frame draw:style-name="fr1" draw:name="Marco26" text:anchor-type="char" svg:width="0.041cm" draw:z-index="38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68-4">
        <text:h text:style-name="P21" text:outline-level="3">Pregunta <text:span text:style-name="T1">4</text:span></text:h>
        <text:p text:style-name="P14">Incorrecta</text:p>
        <text:p text:style-name="P14"><text:soft-page-break/>Se puntúa 0,00 sobre 1,00</text:p>
        <text:section text:style-name="Sect1" text:name="yui_3_17_2_1_1673374441796_43">
          <text:p text:style-name="P15"><draw:frame draw:style-name="fr2" draw:name="gráficos14" text:anchor-type="as-char" svg:width="0.423cm" svg:height="0.423cm" draw:z-index="39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27" text:anchor-type="char" svg:width="0.041cm" draw:z-index="40"><draw:text-box fo:min-height="0.041cm"><text:h text:style-name="P24" text:outline-level="4">Enunciado de la pregunta</text:h></draw:text-box></draw:frame>Un JavaBean es un componente software no reutilizable basado en la especificación JavaBean de Sun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28" text:anchor-type="char" svg:width="0.041cm" draw:z-index="41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68-5">
        <text:h text:style-name="P21" text:outline-level="3">Pregunta <text:span text:style-name="T1">5</text:span></text:h>
        <text:p text:style-name="P14">Correcta</text:p>
        <text:p text:style-name="P14">Se puntúa 1,00 sobre 1,00</text:p>
        <text:section text:style-name="Sect1" text:name="yui_3_17_2_1_1673374441796_49">
          <text:p text:style-name="P15"><draw:frame draw:style-name="fr2" draw:name="gráficos15" text:anchor-type="as-char" svg:width="0.423cm" svg:height="0.423cm" draw:z-index="42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29" text:anchor-type="char" svg:width="0.041cm" draw:z-index="43"><draw:text-box fo:min-height="0.041cm"><text:h text:style-name="P24" text:outline-level="4">Enunciado de la pregunta</text:h></draw:text-box></draw:frame>La capa de persistencia de una aplicación permite almacenar el estado de los objetos que necesitan persistir en un sistema gestor de datos, pero no actualizarlo. ¿Verdadero o falso?</text:p>
        <text:p text:style-name="P6">Seleccione una:</text:p>
        <text:p text:style-name="P16">Verdadero</text:p>
        <text:p text:style-name="P16">Falso </text:p>
        <text:p text:style-name="P9"><draw:frame draw:style-name="fr1" draw:name="Marco30" text:anchor-type="char" svg:width="0.041cm" draw:z-index="44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68-6">
        <text:h text:style-name="P21" text:outline-level="3">Pregunta <text:span text:style-name="T1">6</text:span></text:h>
        <text:p text:style-name="P14">Correcta</text:p>
        <text:p text:style-name="P14">Se puntúa 1,00 sobre 1,00</text:p>
        <text:section text:style-name="Sect1" text:name="yui_3_17_2_1_1673374441796_55">
          <text:p text:style-name="P15"><draw:frame draw:style-name="fr2" draw:name="gráficos16" text:anchor-type="as-char" svg:width="0.423cm" svg:height="0.423cm" draw:z-index="45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31" text:anchor-type="char" svg:width="0.041cm" draw:z-index="46"><draw:text-box fo:min-height="0.041cm"><text:h text:style-name="P24" text:outline-level="4">Enunciado de la pregunta</text:h></draw:text-box></draw:frame>La filosofía de las bases de datos persigue que los datos sean independientes de las aplicaciones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32" text:anchor-type="char" svg:width="0.041cm" draw:z-index="47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68-7">
        <text:h text:style-name="P21" text:outline-level="3">Pregunta <text:span text:style-name="T1">7</text:span></text:h>
        <text:p text:style-name="P14">Correcta</text:p>
        <text:p text:style-name="P14">Se puntúa 1,00 sobre 1,00</text:p>
        <text:section text:style-name="Sect1" text:name="yui_3_17_2_1_1673374441796_61">
          <text:p text:style-name="P15"><draw:frame draw:style-name="fr2" draw:name="gráficos17" text:anchor-type="as-char" svg:width="0.423cm" svg:height="0.423cm" draw:z-index="48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33" text:anchor-type="char" svg:width="0.041cm" draw:z-index="49"><draw:text-box fo:min-height="0.041cm"><text:h text:style-name="P24" text:outline-level="4">Enunciado de la pregunta</text:h></draw:text-box></draw:frame>Elegir el driver JDBC preciso es vital para obtener un mapeo O/R eficiente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34" text:anchor-type="char" svg:width="0.041cm" draw:z-index="50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68-8">
        <text:h text:style-name="P21" text:outline-level="3">Pregunta <text:span text:style-name="T1">8</text:span></text:h>
        <text:p text:style-name="P14">Correcta</text:p>
        <text:p text:style-name="P14">Se puntúa 1,00 sobre 1,00</text:p>
        <text:section text:style-name="Sect1" text:name="yui_3_17_2_1_1673374441796_67">
          <text:p text:style-name="P15"><draw:frame draw:style-name="fr2" draw:name="gráficos18" text:anchor-type="as-char" svg:width="0.423cm" svg:height="0.423cm" draw:z-index="51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35" text:anchor-type="char" svg:width="0.041cm" draw:z-index="52"><draw:text-box fo:min-height="0.041cm"><text:h text:style-name="P24" text:outline-level="4">Enunciado de la pregunta</text:h></draw:text-box></draw:frame>Las aplicaciones actuales con respecto a las bases de datos necesitan:</text:p>
        <text:p text:style-name="P6">Seleccione una:</text:p>
        <text:section text:style-name="Sect1" text:name="q22268:8_answer0_label">
          <text:p text:style-name="P19">a.</text:p>
          <text:p text:style-name="P16">Todas son correctas.</text:p>
        </text:section>
        <text:section text:style-name="Sect1" text:name="q22268:8_answer1_label">
          <text:p text:style-name="P17">b.</text:p>
          <text:p text:style-name="P16">Soporte para objetos complejos y datos multimedia.</text:p>
        </text:section>
        <text:section text:style-name="Sect1" text:name="q22268:8_answer2_label">
          <text:p text:style-name="P17">c.</text:p>
          <text:p text:style-name="P16">Gestión de versiones.</text:p>
        </text:section>
        <text:section text:style-name="Sect1" text:name="q22268:8_answer3_label">
          <text:p text:style-name="P17">d.</text:p>
          <text:p text:style-name="P16">Jerarquías de objetos o tipos y herencia.</text:p>
        </text:section>
        <text:p text:style-name="P10"><draw:frame draw:style-name="fr1" draw:name="Marco36" text:anchor-type="char" svg:width="0.041cm" draw:z-index="53"><draw:text-box fo:min-height="0.041cm"><text:h text:style-name="P24" text:outline-level="4">Retroalimentación</text:h></draw:text-box></draw:frame>La respuesta correcta es: Todas son correctas.</text:p>
      </text:section>
      <text:section text:style-name="Sect1" text:name="question-22268-9">
        <text:h text:style-name="P21" text:outline-level="3"><text:soft-page-break/>Pregunta <text:span text:style-name="T1">9</text:span></text:h>
        <text:p text:style-name="P14">Incorrecta</text:p>
        <text:p text:style-name="P14">Se puntúa 0,00 sobre 1,00</text:p>
        <text:section text:style-name="Sect1" text:name="yui_3_17_2_1_1673374441796_73">
          <text:p text:style-name="P15"><draw:frame draw:style-name="fr2" draw:name="gráficos19" text:anchor-type="as-char" svg:width="0.423cm" svg:height="0.423cm" draw:z-index="54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37" text:anchor-type="char" svg:width="0.041cm" draw:z-index="55"><draw:text-box fo:min-height="0.041cm"><text:h text:style-name="P24" text:outline-level="4">Enunciado de la pregunta</text:h></draw:text-box></draw:frame>La opción óptima para guardar los datos que maneja una aplicación es:</text:p>
        <text:p text:style-name="P6">Seleccione una:</text:p>
        <text:section text:style-name="Sect1" text:name="q22268:9_answer0_label">
          <text:p text:style-name="P19">a.</text:p>
          <text:p text:style-name="P16">Depende de las alternativas que haya y del sistema de información.</text:p>
        </text:section>
        <text:section text:style-name="Sect1" text:name="q22268:9_answer1_label">
          <text:p text:style-name="P17">b.</text:p>
          <text:p text:style-name="P16">Utilizar una base de datos relacional.</text:p>
        </text:section>
        <text:section text:style-name="Sect1" text:name="q22268:9_answer2_label">
          <text:p text:style-name="P17">c.</text:p>
          <text:p text:style-name="P16">Emplear bases de datos orientadas a objeto.</text:p>
        </text:section>
        <text:section text:style-name="Sect1" text:name="q22268:9_answer3_label">
          <text:p text:style-name="P17">d.</text:p>
          <text:p text:style-name="P16">Usar ficheros de bajo nivel.</text:p>
        </text:section>
        <text:p text:style-name="P10"><draw:frame draw:style-name="fr1" draw:name="Marco38" text:anchor-type="char" svg:width="0.041cm" draw:z-index="56"><draw:text-box fo:min-height="0.041cm"><text:h text:style-name="P24" text:outline-level="4">Retroalimentación</text:h></draw:text-box></draw:frame>La respuesta correcta es: Depende de las alternativas que haya y del sistema de información.</text:p>
      </text:section>
      <text:section text:style-name="Sect1" text:name="question-22268-10">
        <text:h text:style-name="P21" text:outline-level="3">Pregunta <text:span text:style-name="T1">10</text:span></text:h>
        <text:p text:style-name="P14">Incorrecta</text:p>
        <text:p text:style-name="P14">Se puntúa 0,00 sobre 1,00</text:p>
        <text:section text:style-name="Sect1" text:name="yui_3_17_2_1_1673374441796_79">
          <text:p text:style-name="P15"><draw:frame draw:style-name="fr2" draw:name="gráficos20" text:anchor-type="as-char" svg:width="0.423cm" svg:height="0.423cm" draw:z-index="57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39" text:anchor-type="char" svg:width="0.041cm" draw:z-index="58"><draw:text-box fo:min-height="0.041cm"><text:h text:style-name="P24" text:outline-level="4">Enunciado de la pregunta</text:h></draw:text-box></draw:frame>La ventaja de usar conectores JDBC es que independiza de la base de datos que utilice. ¿Verdadero o falso?</text:p>
        <text:p text:style-name="P6">Seleccione una:</text:p>
        <text:p text:style-name="P16">Verdadero</text:p>
        <text:p text:style-name="P16">Falso </text:p>
        <text:p text:style-name="P9"><draw:frame draw:style-name="fr1" draw:name="Marco40" text:anchor-type="char" svg:width="0.041cm" draw:z-index="59"><draw:text-box fo:min-height="0.041cm"><text:h text:style-name="P24" text:outline-level="4">Retroalimentación</text:h></draw:text-box></draw:frame>La respuesta correcta es 'Verdadero'</text:p>
      </text:section>
      <text:h text:style-name="P22" text:outline-level="3">Pregunta <text:span text:style-name="T1">1</text:span></text:h>
      <text:section text:style-name="Sect1" text:name="question-22271-1">
        <text:p text:style-name="P14">Correcta</text:p>
        <text:p text:style-name="P14">Se puntúa 1,00 sobre 1,00</text:p>
        <text:section text:style-name="Sect1" text:name="yui_3_17_2_1_1673374591801_25">
          <text:p text:style-name="P15"><draw:frame draw:style-name="fr2" draw:name="gráficos21" text:anchor-type="as-char" svg:width="0.423cm" svg:height="0.423cm" draw:z-index="60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41" text:anchor-type="char" svg:width="0.041cm" draw:z-index="61"><draw:text-box fo:min-height="0.041cm"><text:h text:style-name="P24" text:outline-level="4">Enunciado de la pregunta</text:h></draw:text-box></draw:frame>Podemos decir de las bases de datos relacionales que:</text:p>
        <text:p text:style-name="P6">Seleccione una:</text:p>
        <text:section text:style-name="Sect1" text:name="q22271:1_answer0_label">
          <text:p text:style-name="P19">a.</text:p>
          <text:p text:style-name="P6">Permiten interoperabilidad entre aplicaciones.</text:p>
        </text:section>
        <text:section text:style-name="Sect1" text:name="q22271:1_answer1_label">
          <text:p text:style-name="P17">b.</text:p>
          <text:p text:style-name="P6">Están poco extendidas.</text:p>
        </text:section>
        <text:section text:style-name="Sect1" text:name="q22271:1_answer2_label">
          <text:p text:style-name="P17">c.</text:p>
          <text:p text:style-name="P6">Todas las afirmaciones son correctas.</text:p>
        </text:section>
        <text:section text:style-name="Sect1" text:name="q22271:1_answer3_label">
          <text:p text:style-name="P17">d.</text:p>
          <text:p text:style-name="P6">Son poco robustas.</text:p>
        </text:section>
        <text:p text:style-name="P10"><draw:frame draw:style-name="fr1" draw:name="Marco42" text:anchor-type="char" svg:width="0.041cm" draw:z-index="62"><draw:text-box fo:min-height="0.041cm"><text:h text:style-name="P24" text:outline-level="4">Retroalimentación</text:h></draw:text-box></draw:frame>La respuesta correcta es: Permiten interoperabilidad entre aplicaciones.</text:p>
      </text:section>
      <text:section text:style-name="Sect1" text:name="question-22271-2">
        <text:h text:style-name="P21" text:outline-level="3">Pregunta <text:span text:style-name="T1">2</text:span></text:h>
        <text:p text:style-name="P14">Incorrecta</text:p>
        <text:p text:style-name="P14">Se puntúa 0,00 sobre 1,00</text:p>
        <text:section text:style-name="Sect1" text:name="yui_3_17_2_1_1673374591801_31">
          <text:p text:style-name="P15"><draw:frame draw:style-name="fr2" draw:name="gráficos22" text:anchor-type="as-char" svg:width="0.423cm" svg:height="0.423cm" draw:z-index="63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43" text:anchor-type="char" svg:width="0.041cm" draw:z-index="64"><draw:text-box fo:min-height="0.041cm"><text:h text:style-name="P24" text:outline-level="4">Enunciado de la pregunta</text:h></draw:text-box></draw:frame>Señala las opciones falsas:</text:p>
        <text:p text:style-name="P6">Seleccione una o más de una:</text:p>
        <text:section text:style-name="Sect1" text:name="q22271:2_choice0_label">
          <text:p text:style-name="P19">a.</text:p>
          <text:p text:style-name="P16">El desfase objeto-relacional se refiere a la incompatibilidad que hay entre el paradigma relacional y el objeto-relacional.</text:p>
        </text:section>
        <text:section text:style-name="Sect1" text:name="q22271:2_choice1_label">
          <text:p text:style-name="P17">b.</text:p>
          <text:p text:style-name="P16">La programación orientada a objetos surgió antes que la programación imperativa.</text:p>
        </text:section>
        <text:section text:style-name="Sect1" text:name="q22271:2_choice2_label">
          <text:p text:style-name="P17">c.</text:p>
          <text:p text:style-name="P16"><text:soft-page-break/>El modelo de bases de datos relacional todavía tiene un gran uso.</text:p>
        </text:section>
        <text:section text:style-name="Sect1" text:name="q22271:2_choice3_label">
          <text:p text:style-name="P17">d.</text:p>
          <text:p text:style-name="P16">La persistencia se define como la conversión de registros a objetos.</text:p>
        </text:section>
        <text:p text:style-name="P10"><draw:frame draw:style-name="fr1" draw:name="Marco44" text:anchor-type="char" svg:width="0.041cm" draw:z-index="65"><draw:text-box fo:min-height="0.041cm"><text:h text:style-name="P24" text:outline-level="4">Retroalimentación</text:h></draw:text-box></draw:frame>Las respuestas correctas son: El desfase objeto-relacional se refiere a la incompatibilidad que hay entre el paradigma relacional y el objeto-relacional., El modelo de bases de datos relacional todavía tiene un gran uso.</text:p>
      </text:section>
      <text:section text:style-name="Sect1" text:name="question-22271-3">
        <text:h text:style-name="P21" text:outline-level="3">Pregunta <text:span text:style-name="T1">3</text:span></text:h>
        <text:p text:style-name="P14">Correcta</text:p>
        <text:p text:style-name="P14">Se puntúa 1,00 sobre 1,00</text:p>
        <text:section text:style-name="Sect1" text:name="yui_3_17_2_1_1673374591801_37">
          <text:p text:style-name="P15"><draw:frame draw:style-name="fr2" draw:name="gráficos23" text:anchor-type="as-char" svg:width="0.423cm" svg:height="0.423cm" draw:z-index="66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45" text:anchor-type="char" svg:width="0.041cm" draw:z-index="67"><draw:text-box fo:min-height="0.041cm"><text:h text:style-name="P24" text:outline-level="4">Enunciado de la pregunta</text:h></draw:text-box></draw:frame>Un componente software Javabean posee interfaces especificados por contrato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46" text:anchor-type="char" svg:width="0.041cm" draw:z-index="68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71-4">
        <text:h text:style-name="P21" text:outline-level="3">Pregunta <text:span text:style-name="T1">4</text:span></text:h>
        <text:p text:style-name="P14">Correcta</text:p>
        <text:p text:style-name="P14">Se puntúa 1,00 sobre 1,00</text:p>
        <text:section text:style-name="Sect1" text:name="yui_3_17_2_1_1673374591801_43">
          <text:p text:style-name="P15"><draw:frame draw:style-name="fr2" draw:name="gráficos24" text:anchor-type="as-char" svg:width="0.423cm" svg:height="0.423cm" draw:z-index="69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47" text:anchor-type="char" svg:width="0.041cm" draw:z-index="70"><draw:text-box fo:min-height="0.041cm"><text:h text:style-name="P24" text:outline-level="4">Enunciado de la pregunta</text:h></draw:text-box></draw:frame>Empareja los siguientes conceptos.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P26">Access</text:p>
            </table:table-cell>
            <table:table-cell table:style-name="Tabla1.A1" office:value-type="string">
              <text:p text:style-name="P25">Respuesta 1Elegir...Apache.Computer Associates.Sun (Oracle).Microsoft. </text:p>
            </table:table-cell>
          </table:table-row>
          <table:table-row>
            <table:table-cell table:style-name="Tabla1.A1" office:value-type="string">
              <text:p text:style-name="P26">Xindice</text:p>
            </table:table-cell>
            <table:table-cell table:style-name="Tabla1.A1" office:value-type="string">
              <text:p text:style-name="P25">Respuesta 2Elegir...Apache.Computer Associates.Sun (Oracle).Microsoft. </text:p>
            </table:table-cell>
          </table:table-row>
          <table:table-row>
            <table:table-cell table:style-name="Tabla1.A1" office:value-type="string">
              <text:p text:style-name="P26">Ingres II</text:p>
            </table:table-cell>
            <table:table-cell table:style-name="Tabla1.A1" office:value-type="string">
              <text:p text:style-name="P25">Respuesta 3Elegir...Apache.Computer Associates.Sun (Oracle).Microsoft. </text:p>
            </table:table-cell>
          </table:table-row>
          <table:table-row>
            <table:table-cell table:style-name="Tabla1.A1" office:value-type="string">
              <text:p text:style-name="P26">JavaBean</text:p>
            </table:table-cell>
            <table:table-cell table:style-name="Tabla1.A1" office:value-type="string">
              <text:p text:style-name="P25">Respuesta 4Elegir...Apache.Computer Associates.Sun (Oracle).Microsoft. </text:p>
            </table:table-cell>
          </table:table-row>
        </table:table>
        <text:p text:style-name="P9"><draw:frame draw:style-name="fr1" draw:name="Marco48" text:anchor-type="char" svg:width="0.041cm" draw:z-index="71"><draw:text-box fo:min-height="0.041cm"><text:h text:style-name="P24" text:outline-level="4">Retroalimentación</text:h></draw:text-box></draw:frame>La respuesta correcta es: Access → Microsoft., Xindice → Apache., Ingres II → Computer Associates., JavaBean → Sun (Oracle).</text:p>
      </text:section>
      <text:section text:style-name="Sect1" text:name="question-22271-5">
        <text:h text:style-name="P21" text:outline-level="3">Pregunta <text:span text:style-name="T1">5</text:span></text:h>
        <text:p text:style-name="P14">Incorrecta</text:p>
        <text:p text:style-name="P14">Se puntúa 0,00 sobre 1,00</text:p>
        <text:section text:style-name="Sect1" text:name="yui_3_17_2_1_1673374591801_49">
          <text:p text:style-name="P15"><draw:frame draw:style-name="fr2" draw:name="gráficos25" text:anchor-type="as-char" svg:width="0.423cm" svg:height="0.423cm" draw:z-index="72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49" text:anchor-type="char" svg:width="0.041cm" draw:z-index="73"><draw:text-box fo:min-height="0.041cm"><text:h text:style-name="P24" text:outline-level="4">Enunciado de la pregunta</text:h></draw:text-box></draw:frame>El modelo en red fue el primer modelo de bases de datos definido de manera formal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50" text:anchor-type="char" svg:width="0.041cm" draw:z-index="74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1-6">
        <text:h text:style-name="P21" text:outline-level="3">Pregunta <text:span text:style-name="T1">6</text:span></text:h>
        <text:p text:style-name="P14">Correcta</text:p>
        <text:p text:style-name="P14">Se puntúa 1,00 sobre 1,00</text:p>
        <text:section text:style-name="Sect1" text:name="yui_3_17_2_1_1673374591801_55">
          <text:p text:style-name="P15"><draw:frame draw:style-name="fr2" draw:name="gráficos26" text:anchor-type="as-char" svg:width="0.423cm" svg:height="0.423cm" draw:z-index="75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51" text:anchor-type="char" svg:width="0.041cm" draw:z-index="76"><draw:text-box fo:min-height="0.041cm"><text:h text:style-name="P24" text:outline-level="4">Enunciado de la pregunta</text:h></draw:text-box></draw:frame>Las bases de datos XML nativas permiten trabajar con FQL. ¿Verdadero o falso?</text:p>
        <text:p text:style-name="P6">Seleccione una:</text:p>
        <text:p text:style-name="P16">Verdadero</text:p>
        <text:p text:style-name="P16">Falso </text:p>
        <text:p text:style-name="P9"><draw:frame draw:style-name="fr1" draw:name="Marco52" text:anchor-type="char" svg:width="0.041cm" draw:z-index="77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1-7">
        <text:h text:style-name="P21" text:outline-level="3">Pregunta <text:span text:style-name="T1">7</text:span></text:h>
        <text:p text:style-name="P14">Correcta</text:p>
        <text:p text:style-name="P14">Se puntúa 1,00 sobre 1,00</text:p>
        <text:section text:style-name="Sect1" text:name="yui_3_17_2_1_1673374591801_61">
          <text:p text:style-name="P15"><draw:frame draw:style-name="fr2" draw:name="gráficos27" text:anchor-type="as-char" svg:width="0.423cm" svg:height="0.423cm" draw:z-index="78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53" text:anchor-type="char" svg:width="0.041cm" draw:z-index="79"><draw:text-box fo:min-height="0.041cm"><text:h text:style-name="P24" text:outline-level="4">Enunciado de la pregunta</text:h></draw:text-box></draw:frame>La mejor idea para guardar los datos del resultado de la instalación de un programa es utilizar una base de datos. ¿Verdadero o falso?</text:p>
        <text:p text:style-name="P6">Seleccione una:</text:p>
        <text:p text:style-name="P16"><text:soft-page-break/>Verdadero</text:p>
        <text:p text:style-name="P16">Falso </text:p>
        <text:p text:style-name="P9"><draw:frame draw:style-name="fr1" draw:name="Marco54" text:anchor-type="char" svg:width="0.041cm" draw:z-index="80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1-8">
        <text:h text:style-name="P21" text:outline-level="3">Pregunta <text:span text:style-name="T1">8</text:span></text:h>
        <text:p text:style-name="P14">Incorrecta</text:p>
        <text:p text:style-name="P14">Se puntúa 0,00 sobre 1,00</text:p>
        <text:section text:style-name="Sect1" text:name="yui_3_17_2_1_1673374591801_67">
          <text:p text:style-name="P15"><draw:frame draw:style-name="fr2" draw:name="gráficos28" text:anchor-type="as-char" svg:width="0.423cm" svg:height="0.423cm" draw:z-index="81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55" text:anchor-type="char" svg:width="0.041cm" draw:z-index="82"><draw:text-box fo:min-height="0.041cm"><text:h text:style-name="P24" text:outline-level="4">Enunciado de la pregunta</text:h></draw:text-box></draw:frame>Organizar en porciones el software permite</text:p>
        <text:p text:style-name="P6">Seleccione una:</text:p>
        <text:section text:style-name="Sect1" text:name="q22271:8_answer0_label">
          <text:p text:style-name="P19">a.</text:p>
          <text:p text:style-name="P16">Reutilizar sólo la documentación de los programas.</text:p>
        </text:section>
        <text:section text:style-name="Sect1" text:name="q22271:8_answer1_label">
          <text:p text:style-name="P17">b.</text:p>
          <text:p text:style-name="P16">Aumentar la complejidad del software.</text:p>
        </text:section>
        <text:section text:style-name="Sect1" text:name="q22271:8_answer2_label">
          <text:p text:style-name="P17">c.</text:p>
          <text:p text:style-name="P16">Ninguna es correcta.</text:p>
        </text:section>
        <text:section text:style-name="Sect1" text:name="q22271:8_answer3_label">
          <text:p text:style-name="P17">d.</text:p>
          <text:p text:style-name="P16">Disminuir el proceso de ensamblaje del software.</text:p>
        </text:section>
        <text:p text:style-name="P10"><draw:frame draw:style-name="fr1" draw:name="Marco56" text:anchor-type="char" svg:width="0.041cm" draw:z-index="83"><draw:text-box fo:min-height="0.041cm"><text:h text:style-name="P24" text:outline-level="4">Retroalimentación</text:h></draw:text-box></draw:frame>La respuesta correcta es: Ninguna es correcta.</text:p>
      </text:section>
      <text:section text:style-name="Sect1" text:name="question-22271-9">
        <text:h text:style-name="P21" text:outline-level="3">Pregunta <text:span text:style-name="T1">9</text:span></text:h>
        <text:p text:style-name="P14">Incorrecta</text:p>
        <text:p text:style-name="P14">Se puntúa 0,00 sobre 1,00</text:p>
        <text:section text:style-name="Sect1" text:name="yui_3_17_2_1_1673374591801_73">
          <text:p text:style-name="P15"><draw:frame draw:style-name="fr2" draw:name="gráficos29" text:anchor-type="as-char" svg:width="0.423cm" svg:height="0.423cm" draw:z-index="84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57" text:anchor-type="char" svg:width="0.041cm" draw:z-index="85"><draw:text-box fo:min-height="0.041cm"><text:h text:style-name="P24" text:outline-level="4">Enunciado de la pregunta</text:h></draw:text-box></draw:frame>La opción óptima para guardar los datos que maneja una aplicación es:</text:p>
        <text:p text:style-name="P6">Seleccione una:</text:p>
        <text:section text:style-name="Sect1" text:name="q22271:9_answer0_label">
          <text:p text:style-name="P19">a.</text:p>
          <text:p text:style-name="P6">Utilizar una base de datos relacional.</text:p>
        </text:section>
        <text:section text:style-name="Sect1" text:name="q22271:9_answer1_label">
          <text:p text:style-name="P17">b.</text:p>
          <text:p text:style-name="P6">Emplear bases de datos orientadas a objeto.</text:p>
        </text:section>
        <text:section text:style-name="Sect1" text:name="q22271:9_answer2_label">
          <text:p text:style-name="P17">c.</text:p>
          <text:p text:style-name="P6">Usar ficheros de bajo nivel.</text:p>
        </text:section>
        <text:section text:style-name="Sect1" text:name="q22271:9_answer3_label">
          <text:p text:style-name="P17">d.</text:p>
          <text:p text:style-name="P6">Depende de las alternativas que haya y del sistema de información.</text:p>
        </text:section>
        <text:p text:style-name="P10"><draw:frame draw:style-name="fr1" draw:name="Marco58" text:anchor-type="char" svg:width="0.041cm" draw:z-index="86"><draw:text-box fo:min-height="0.041cm"><text:h text:style-name="P24" text:outline-level="4">Retroalimentación</text:h></draw:text-box></draw:frame>La respuesta correcta es: Depende de las alternativas que haya y del sistema de información.</text:p>
      </text:section>
      <text:section text:style-name="Sect1" text:name="question-22271-10">
        <text:h text:style-name="P21" text:outline-level="3">Pregunta <text:span text:style-name="T1">10</text:span></text:h>
        <text:p text:style-name="P14">Correcta</text:p>
        <text:p text:style-name="P14">Se puntúa 1,00 sobre 1,00</text:p>
        <text:section text:style-name="Sect1" text:name="yui_3_17_2_1_1673374591801_79">
          <text:p text:style-name="P15"><draw:frame draw:style-name="fr2" draw:name="gráficos30" text:anchor-type="as-char" svg:width="0.423cm" svg:height="0.423cm" draw:z-index="87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59" text:anchor-type="char" svg:width="0.041cm" draw:z-index="88"><draw:text-box fo:min-height="0.041cm"><text:h text:style-name="P24" text:outline-level="4">Enunciado de la pregunta</text:h></draw:text-box></draw:frame>Podemos decir de las bases de datos relacionales que:</text:p>
        <text:p text:style-name="P6">Seleccione una:</text:p>
        <text:section text:style-name="Sect1" text:name="q22271:10_answer0_label">
          <text:p text:style-name="P19">a.</text:p>
          <text:p text:style-name="P16">Están poco extendidas.</text:p>
        </text:section>
        <text:section text:style-name="Sect1" text:name="q22271:10_answer1_label">
          <text:p text:style-name="P17">b.</text:p>
          <text:p text:style-name="P16">Permiten interoperabilidad entre aplicaciones.</text:p>
        </text:section>
        <text:section text:style-name="Sect1" text:name="q22271:10_answer2_label">
          <text:p text:style-name="P17">c.</text:p>
          <text:p text:style-name="P16">Todas las afirmaciones son correctas.</text:p>
        </text:section>
        <text:section text:style-name="Sect1" text:name="q22271:10_answer3_label">
          <text:p text:style-name="P17">d.</text:p>
          <text:p text:style-name="P16">Son poco robustas.</text:p>
        </text:section>
        <text:p text:style-name="P10"><draw:frame draw:style-name="fr1" draw:name="Marco60" text:anchor-type="char" svg:width="0.041cm" draw:z-index="89"><draw:text-box fo:min-height="0.041cm"><text:h text:style-name="P24" text:outline-level="4">Retroalimentación</text:h></draw:text-box></draw:frame>La respuesta correcta es: Permiten interoperabilidad entre aplicaciones.</text:p>
      </text:section>
      <text:p text:style-name="P4"/>
      <text:p text:style-name="P4"/>
      <text:p text:style-name="P5">TEMA 2</text:p>
      <text:p text:style-name="P5"><text:soft-page-break/></text:p>
      <text:h text:style-name="P23" text:outline-level="3">Pregunta <text:span text:style-name="T1">1</text:span></text:h>
      <text:section text:style-name="Sect1" text:name="question-22275-1">
        <text:p text:style-name="P14">Incorrecta</text:p>
        <text:p text:style-name="P14">Se puntúa 0,00 sobre 1,00</text:p>
        <text:section text:style-name="Sect1" text:name="yui_3_17_2_1_1673374778324_25">
          <text:p text:style-name="P15"><draw:frame draw:style-name="fr2" draw:name="gráficos31" text:anchor-type="as-char" svg:width="0.423cm" svg:height="0.423cm" draw:z-index="90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61" text:anchor-type="char" svg:width="0.041cm" draw:z-index="91"><draw:text-box fo:min-height="0.041cm"><text:h text:style-name="P24" text:outline-level="4">Enunciado de la pregunta</text:h></draw:text-box></draw:frame><text:span text:style-name="T7">Una instancia de la clase </text:span><text:span text:style-name="Source_20_Text"><text:span text:style-name="T11">File</text:span></text:span><text:span text:style-name="T7"> representa el nombre de un fichero, no el fichero en sí mismo. ¿Verdadero o falso?</text:span></text:p>
        <text:p text:style-name="P6">Seleccione una:</text:p>
        <text:p text:style-name="P16">Verdadero</text:p>
        <text:p text:style-name="P16">Falso </text:p>
        <text:p text:style-name="P9"><draw:frame draw:style-name="fr1" draw:name="Marco62" text:anchor-type="char" svg:width="0.041cm" draw:z-index="92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75-2">
        <text:h text:style-name="P21" text:outline-level="3">Pregunta <text:span text:style-name="T1">2</text:span></text:h>
        <text:p text:style-name="P14">Correcta</text:p>
        <text:p text:style-name="P14">Se puntúa 1,00 sobre 1,00</text:p>
        <text:section text:style-name="Sect1" text:name="yui_3_17_2_1_1673374778324_31">
          <text:p text:style-name="P15"><draw:frame draw:style-name="fr2" draw:name="gráficos32" text:anchor-type="as-char" svg:width="0.423cm" svg:height="0.423cm" draw:z-index="93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63" text:anchor-type="char" svg:width="0.041cm" draw:z-index="94"><draw:text-box fo:min-height="0.041cm"><text:h text:style-name="P24" text:outline-level="4">Enunciado de la pregunta</text:h></draw:text-box></draw:frame><text:span text:style-name="Source_20_Text"><text:span text:style-name="T11">BufferedWriter</text:span></text:span><text:span text:style-name="T7"> se usa para montar un </text:span><text:span text:style-name="T8">buffer</text:span><text:span text:style-name="T7"> sobre un flujo de salida de tipo </text:span><text:span text:style-name="Source_20_Text"><text:span text:style-name="T11">FileReader</text:span></text:span><text:span text:style-name="T7">. ¿Verdadero o falso?</text:span></text:p>
        <text:p text:style-name="P6">Seleccione una:</text:p>
        <text:p text:style-name="P16">Verdadero</text:p>
        <text:p text:style-name="P16">Falso </text:p>
        <text:p text:style-name="P9"><draw:frame draw:style-name="fr1" draw:name="Marco64" text:anchor-type="char" svg:width="0.041cm" draw:z-index="95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5-3">
        <text:h text:style-name="P21" text:outline-level="3">Pregunta <text:span text:style-name="T1">3</text:span></text:h>
        <text:p text:style-name="P14">Correcta</text:p>
        <text:p text:style-name="P14">Se puntúa 1,00 sobre 1,00</text:p>
        <text:section text:style-name="Sect1" text:name="yui_3_17_2_1_1673374778324_37">
          <text:p text:style-name="P15"><draw:frame draw:style-name="fr2" draw:name="gráficos33" text:anchor-type="as-char" svg:width="0.423cm" svg:height="0.423cm" draw:z-index="96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65" text:anchor-type="char" svg:width="0.041cm" draw:z-index="97"><draw:text-box fo:min-height="0.041cm"><text:h text:style-name="P24" text:outline-level="4">Enunciado de la pregunta</text:h></draw:text-box></draw:frame><text:span text:style-name="T7">Para copiar un fichero podemos hacer </text:span><text:span text:style-name="Source_20_Text"><text:span text:style-name="T11">File.copyFile()</text:span></text:span><text:span text:style-name="T7">. ¿Verdadero o falso?</text:span></text:p>
        <text:p text:style-name="P6">Seleccione una:</text:p>
        <text:p text:style-name="P16">Verdadero</text:p>
        <text:p text:style-name="P16">Falso </text:p>
        <text:p text:style-name="P9"><draw:frame draw:style-name="fr1" draw:name="Marco66" text:anchor-type="char" svg:width="0.041cm" draw:z-index="98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5-4">
        <text:h text:style-name="P21" text:outline-level="3">Pregunta <text:span text:style-name="T1">4</text:span></text:h>
        <text:p text:style-name="P14">Incorrecta</text:p>
        <text:p text:style-name="P14">Se puntúa 0,00 sobre 1,00</text:p>
        <text:section text:style-name="Sect1" text:name="yui_3_17_2_1_1673374778324_43">
          <text:p text:style-name="P15"><draw:frame draw:style-name="fr2" draw:name="gráficos34" text:anchor-type="as-char" svg:width="0.423cm" svg:height="0.423cm" draw:z-index="99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67" text:anchor-type="char" svg:width="0.041cm" draw:z-index="100"><draw:text-box fo:min-height="0.041cm"><text:h text:style-name="P24" text:outline-level="4">Enunciado de la pregunta</text:h></draw:text-box></draw:frame><text:span text:style-name="T7">Una instancia de la clase </text:span><text:span text:style-name="Source_20_Text"><text:span text:style-name="T11">File</text:span></text:span><text:span text:style-name="T7"> representa el nombre de un fichero, no el fichero en sí mismo. ¿Verdadero o falso?</text:span></text:p>
        <text:p text:style-name="P6">Seleccione una:</text:p>
        <text:p text:style-name="P16">Verdadero</text:p>
        <text:p text:style-name="P16">Falso </text:p>
        <text:p text:style-name="P9"><draw:frame draw:style-name="fr1" draw:name="Marco68" text:anchor-type="char" svg:width="0.041cm" draw:z-index="101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75-5">
        <text:h text:style-name="P21" text:outline-level="3">Pregunta <text:span text:style-name="T1">5</text:span></text:h>
        <text:p text:style-name="P14">Correcta</text:p>
        <text:p text:style-name="P14">Se puntúa 1,00 sobre 1,00</text:p>
        <text:section text:style-name="Sect1" text:name="yui_3_17_2_1_1673374778324_49">
          <text:p text:style-name="P15"><draw:frame draw:style-name="fr2" draw:name="gráficos35" text:anchor-type="as-char" svg:width="0.423cm" svg:height="0.423cm" draw:z-index="102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69" text:anchor-type="char" svg:width="0.041cm" draw:z-index="103"><draw:text-box fo:min-height="0.041cm"><text:h text:style-name="P24" text:outline-level="4">Enunciado de la pregunta</text:h></draw:text-box></draw:frame><text:span text:style-name="T7">Para copiar un fichero podemos hacer </text:span><text:span text:style-name="Source_20_Text"><text:span text:style-name="T11">File.copyFile()</text:span></text:span><text:span text:style-name="T7">. ¿Verdadero o falso?</text:span></text:p>
        <text:p text:style-name="P6">Seleccione una:</text:p>
        <text:p text:style-name="P16">Verdadero</text:p>
        <text:p text:style-name="P16">Falso </text:p>
        <text:p text:style-name="P9"><draw:frame draw:style-name="fr1" draw:name="Marco70" text:anchor-type="char" svg:width="0.041cm" draw:z-index="104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5-6">
        <text:h text:style-name="P21" text:outline-level="3">Pregunta <text:span text:style-name="T1">6</text:span></text:h>
        <text:p text:style-name="P14">Incorrecta</text:p>
        <text:p text:style-name="P14">Se puntúa 0,00 sobre 1,00</text:p>
        <text:section text:style-name="Sect1" text:name="yui_3_17_2_1_1673374778324_55">
          <text:p text:style-name="P15"><draw:frame draw:style-name="fr2" draw:name="gráficos36" text:anchor-type="as-char" svg:width="0.423cm" svg:height="0.423cm" draw:z-index="105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71" text:anchor-type="char" svg:width="0.041cm" draw:z-index="106"><draw:text-box fo:min-height="0.041cm"><text:h text:style-name="P24" text:outline-level="4">Enunciado de la pregunta</text:h></draw:text-box></draw:frame><text:soft-page-break/><text:span text:style-name="Source_20_Text"><text:span text:style-name="T11">Accept</text:span></text:span><text:span text:style-name="T7"> es un parámetro de la calse </text:span><text:span text:style-name="Source_20_Text"><text:span text:style-name="T11">File</text:span></text:span><text:span text:style-name="T7"> para aceptar o no ficheros con extensión .pdf. ¿Verdadero o falso?</text:span></text:p>
        <text:p text:style-name="P6">Seleccione una:</text:p>
        <text:p text:style-name="P16">Verdadero </text:p>
        <text:p text:style-name="P16">Falso</text:p>
        <text:p text:style-name="P9"><draw:frame draw:style-name="fr1" draw:name="Marco72" text:anchor-type="char" svg:width="0.041cm" draw:z-index="107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5-7">
        <text:h text:style-name="P21" text:outline-level="3">Pregunta <text:span text:style-name="T1">7</text:span></text:h>
        <text:p text:style-name="P14">Incorrecta</text:p>
        <text:p text:style-name="P14">Se puntúa 0,00 sobre 1,00</text:p>
        <text:section text:style-name="Sect1" text:name="yui_3_17_2_1_1673374778324_61">
          <text:p text:style-name="P15"><draw:frame draw:style-name="fr2" draw:name="gráficos37" text:anchor-type="as-char" svg:width="0.423cm" svg:height="0.423cm" draw:z-index="108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73" text:anchor-type="char" svg:width="0.041cm" draw:z-index="109"><draw:text-box fo:min-height="0.041cm"><text:h text:style-name="P24" text:outline-level="4">Enunciado de la pregunta</text:h></draw:text-box></draw:frame>Señala la opción falsa sobre las extensiones de los ficheros que es capaz de generar &lt;span lang="en"&gt;JasperReport&lt;/span&gt;:</text:p>
        <text:p text:style-name="P6">Seleccione una:</text:p>
        <text:section text:style-name="Sect1" text:name="q22275:7_answer0_label">
          <text:p text:style-name="P19">a.</text:p>
          <text:p text:style-name="P16">.gwf.</text:p>
        </text:section>
        <text:section text:style-name="Sect1" text:name="q22275:7_answer1_label">
          <text:p text:style-name="P17">b.</text:p>
          <text:p text:style-name="P16">.pdf.</text:p>
        </text:section>
        <text:section text:style-name="Sect1" text:name="q22275:7_answer2_label">
          <text:p text:style-name="P17">c.</text:p>
          <text:p text:style-name="P16">.rtf.</text:p>
        </text:section>
        <text:section text:style-name="Sect1" text:name="q22275:7_answer3_label">
          <text:p text:style-name="P17">d.</text:p>
          <text:p text:style-name="P16">.html.</text:p>
        </text:section>
        <text:p text:style-name="P10"><draw:frame draw:style-name="fr1" draw:name="Marco74" text:anchor-type="char" svg:width="0.041cm" draw:z-index="110"><draw:text-box fo:min-height="0.041cm"><text:h text:style-name="P24" text:outline-level="4">Retroalimentación</text:h></draw:text-box></draw:frame>La respuesta correcta es: .gwf.</text:p>
      </text:section>
      <text:section text:style-name="Sect1" text:name="question-22275-8">
        <text:h text:style-name="P21" text:outline-level="3">Pregunta <text:span text:style-name="T1">8</text:span></text:h>
        <text:p text:style-name="P14">Correcta</text:p>
        <text:p text:style-name="P14">Se puntúa 1,00 sobre 1,00</text:p>
        <text:section text:style-name="Sect1" text:name="yui_3_17_2_1_1673374778324_67">
          <text:p text:style-name="P15"><draw:frame draw:style-name="fr2" draw:name="gráficos38" text:anchor-type="as-char" svg:width="0.423cm" svg:height="0.423cm" draw:z-index="111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75" text:anchor-type="char" svg:width="0.041cm" draw:z-index="112"><draw:text-box fo:min-height="0.041cm"><text:h text:style-name="P24" text:outline-level="4">Enunciado de la pregunta</text:h></draw:text-box></draw:frame>Un esquema:</text:p>
        <text:p text:style-name="P6">Seleccione una:</text:p>
        <text:section text:style-name="Sect1" text:name="q22275:8_answer0_label">
          <text:p text:style-name="P19">a.</text:p>
          <text:p text:style-name="P16">Determina qué atributos pueden tener.</text:p>
        </text:section>
        <text:section text:style-name="Sect1" text:name="q22275:8_answer1_label">
          <text:p text:style-name="P17">b.</text:p>
          <text:p text:style-name="P16">Todas son correctas.</text:p>
        </text:section>
        <text:section text:style-name="Sect1" text:name="q22275:8_answer2_label">
          <text:p text:style-name="P17">c.</text:p>
          <text:p text:style-name="P18"><text:span text:style-name="T7">Identifica los elementos que pueden aparecer en un documento </text:span><text:span text:style-name="ACRONYM"><text:span text:style-name="T8">XML</text:span></text:span><text:span text:style-name="T7">.</text:span></text:p>
        </text:section>
        <text:section text:style-name="Sect1" text:name="q22275:8_answer3_label">
          <text:p text:style-name="P17">d.</text:p>
          <text:p text:style-name="P16">Determina en qué orden deben aparecer los elementos.</text:p>
        </text:section>
        <text:p text:style-name="P10"><draw:frame draw:style-name="fr1" draw:name="Marco76" text:anchor-type="char" svg:width="0.041cm" draw:z-index="113"><draw:text-box fo:min-height="0.041cm"><text:h text:style-name="P24" text:outline-level="4">Retroalimentación</text:h></draw:text-box></draw:frame>La respuesta correcta es: Todas son correctas.</text:p>
      </text:section>
      <text:section text:style-name="Sect1" text:name="question-22275-9">
        <text:h text:style-name="P21" text:outline-level="3">Pregunta <text:span text:style-name="T1">9</text:span></text:h>
        <text:p text:style-name="P14">Correcta</text:p>
        <text:p text:style-name="P14">Se puntúa 1,00 sobre 1,00</text:p>
        <text:section text:style-name="Sect1" text:name="yui_3_17_2_1_1673374778324_73">
          <text:p text:style-name="P15"><draw:frame draw:style-name="fr2" draw:name="gráficos39" text:anchor-type="as-char" svg:width="0.423cm" svg:height="0.423cm" draw:z-index="114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77" text:anchor-type="char" svg:width="0.041cm" draw:z-index="115"><draw:text-box fo:min-height="0.041cm"><text:h text:style-name="P24" text:outline-level="4">Enunciado de la pregunta</text:h></draw:text-box></draw:frame><text:span text:style-name="T7">Los archivos binarios guardan los datos en un código llamado </text:span><text:span text:style-name="ACRONYM"><text:span text:style-name="T8">UTF-8</text:span></text:span><text:span text:style-name="T7">. ¿Verdadero o falso?</text:span></text:p>
        <text:p text:style-name="P6">Seleccione una:</text:p>
        <text:p text:style-name="P16">Verdadero </text:p>
        <text:p text:style-name="P16">Falso</text:p>
        <text:p text:style-name="P9"><draw:frame draw:style-name="fr1" draw:name="Marco78" text:anchor-type="char" svg:width="0.041cm" draw:z-index="116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75-10">
        <text:h text:style-name="P21" text:outline-level="3">Pregunta <text:span text:style-name="T1">10</text:span></text:h>
        <text:p text:style-name="P14">Correcta</text:p>
        <text:p text:style-name="P14">Se puntúa 1,00 sobre 1,00</text:p>
        <text:section text:style-name="Sect1" text:name="yui_3_17_2_1_1673374778324_79">
          <text:p text:style-name="P15"><draw:frame draw:style-name="fr2" draw:name="gráficos40" text:anchor-type="as-char" svg:width="0.423cm" svg:height="0.423cm" draw:z-index="117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79" text:anchor-type="char" svg:width="0.041cm" draw:z-index="118"><draw:text-box fo:min-height="0.041cm"><text:h text:style-name="P24" text:outline-level="4">Enunciado de la pregunta</text:h></draw:text-box></draw:frame>Mediante las clases que proporcionan búferes se pretende que se hagan lecturas y escrituras físicas a disco, lo menos posible.</text:p>
        <text:p text:style-name="P6">Seleccione una:</text:p>
        <text:p text:style-name="P16"><text:soft-page-break/>Verdadero </text:p>
        <text:p text:style-name="P16">Falso</text:p>
        <text:p text:style-name="P9"><draw:frame draw:style-name="fr1" draw:name="Marco80" text:anchor-type="char" svg:width="0.041cm" draw:z-index="119"><draw:text-box fo:min-height="0.041cm"><text:h text:style-name="P24" text:outline-level="4">Retroalimentación</text:h></draw:text-box></draw:frame>La respuesta correcta es 'Verdadero'</text:p>
      </text:section>
      <text:h text:style-name="P23" text:outline-level="3">Pregunta <text:span text:style-name="T1">1</text:span></text:h>
      <text:section text:style-name="Sect1" text:name="question-22277-1">
        <text:p text:style-name="P14">Correcta</text:p>
        <text:p text:style-name="P14">Se puntúa 1,00 sobre 1,00</text:p>
        <text:section text:style-name="Sect1" text:name="yui_3_17_2_1_1673374867481_25">
          <text:p text:style-name="P15"><draw:frame draw:style-name="fr2" draw:name="gráficos41" text:anchor-type="as-char" svg:width="0.423cm" svg:height="0.423cm" draw:z-index="120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81" text:anchor-type="char" svg:width="0.041cm" draw:z-index="121"><draw:text-box fo:min-height="0.041cm"><text:h text:style-name="P24" text:outline-level="4">Enunciado de la pregunta</text:h></draw:text-box></draw:frame><text:span text:style-name="T7">Los archivos binarios guardan los datos en un código llamado </text:span><text:span text:style-name="ACRONYM"><text:span text:style-name="T8">UTF-8</text:span></text:span><text:span text:style-name="T7">. ¿Verdadero o falso?</text:span></text:p>
        <text:p text:style-name="P6">Seleccione una:</text:p>
        <text:p text:style-name="P16">Verdadero </text:p>
        <text:p text:style-name="P16">Falso</text:p>
        <text:p text:style-name="P9"><draw:frame draw:style-name="fr1" draw:name="Marco82" text:anchor-type="char" svg:width="0.041cm" draw:z-index="122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77-2">
        <text:h text:style-name="P21" text:outline-level="3">Pregunta <text:span text:style-name="T1">2</text:span></text:h>
        <text:p text:style-name="P14">Correcta</text:p>
        <text:p text:style-name="P14">Se puntúa 1,00 sobre 1,00</text:p>
        <text:section text:style-name="Sect1" text:name="yui_3_17_2_1_1673374867481_31">
          <text:p text:style-name="P15"><draw:frame draw:style-name="fr2" draw:name="gráficos42" text:anchor-type="as-char" svg:width="0.423cm" svg:height="0.423cm" draw:z-index="123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83" text:anchor-type="char" svg:width="0.041cm" draw:z-index="124"><draw:text-box fo:min-height="0.041cm"><text:h text:style-name="P24" text:outline-level="4">Enunciado de la pregunta</text:h></draw:text-box></draw:frame><text:span text:style-name="T7">El inconveniente de </text:span><text:span text:style-name="ACRONYM"><text:span text:style-name="T8">XML</text:span></text:span><text:span text:style-name="T7"> es que dificulta el intercambio de información entre distintas aplicaciones y/o plataformas. ¿Verdadero o falso?</text:span></text:p>
        <text:p text:style-name="P6">Seleccione una:</text:p>
        <text:p text:style-name="P16">Verdadero</text:p>
        <text:p text:style-name="P16">Falso </text:p>
        <text:p text:style-name="P9"><draw:frame draw:style-name="fr1" draw:name="Marco84" text:anchor-type="char" svg:width="0.041cm" draw:z-index="125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7-3">
        <text:h text:style-name="P21" text:outline-level="3">Pregunta <text:span text:style-name="T1">3</text:span></text:h>
        <text:p text:style-name="P14">Incorrecta</text:p>
        <text:p text:style-name="P14">Se puntúa 0,00 sobre 1,00</text:p>
        <text:section text:style-name="Sect1" text:name="yui_3_17_2_1_1673374867481_37">
          <text:p text:style-name="P15"><draw:frame draw:style-name="fr2" draw:name="gráficos43" text:anchor-type="as-char" svg:width="0.423cm" svg:height="0.423cm" draw:z-index="126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85" text:anchor-type="char" svg:width="0.041cm" draw:z-index="127"><draw:text-box fo:min-height="0.041cm"><text:h text:style-name="P24" text:outline-level="4">Enunciado de la pregunta</text:h></draw:text-box></draw:frame>En un fichero secuencial no se pueden realizar búsquedas, sólo se puede ver el valor del último registro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86" text:anchor-type="char" svg:width="0.041cm" draw:z-index="128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7-4">
        <text:h text:style-name="P21" text:outline-level="3">Pregunta <text:span text:style-name="T1">4</text:span></text:h>
        <text:p text:style-name="P14">Incorrecta</text:p>
        <text:p text:style-name="P14">Se puntúa 0,00 sobre 1,00</text:p>
        <text:section text:style-name="Sect1" text:name="yui_3_17_2_1_1673374867481_43">
          <text:p text:style-name="P15"><draw:frame draw:style-name="fr2" draw:name="gráficos44" text:anchor-type="as-char" svg:width="0.423cm" svg:height="0.423cm" draw:z-index="129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87" text:anchor-type="char" svg:width="0.041cm" draw:z-index="130"><draw:text-box fo:min-height="0.041cm"><text:h text:style-name="P24" text:outline-level="4">Enunciado de la pregunta</text:h></draw:text-box></draw:frame><text:span text:style-name="T7">El tratamiento del flujo de bytes viene determinado por dos clases abstractas que son </text:span><text:span text:style-name="Source_20_Text"><text:span text:style-name="T11">read</text:span></text:span><text:span text:style-name="T7"> y </text:span><text:span text:style-name="Source_20_Text"><text:span text:style-name="T11">write</text:span></text:span><text:span text:style-name="T7">. ¿Verdadero o falso?</text:span></text:p>
        <text:p text:style-name="P6">Seleccione una:</text:p>
        <text:p text:style-name="P16">Verdadero </text:p>
        <text:p text:style-name="P16">Falso</text:p>
        <text:p text:style-name="P9"><draw:frame draw:style-name="fr1" draw:name="Marco88" text:anchor-type="char" svg:width="0.041cm" draw:z-index="131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7-5">
        <text:h text:style-name="P21" text:outline-level="3">Pregunta <text:span text:style-name="T1">5</text:span></text:h>
        <text:p text:style-name="P14">Incorrecta</text:p>
        <text:p text:style-name="P14">Se puntúa 0,00 sobre 1,00</text:p>
        <text:section text:style-name="Sect1" text:name="yui_3_17_2_1_1673374867481_49">
          <text:p text:style-name="P15"><draw:frame draw:style-name="fr2" draw:name="gráficos45" text:anchor-type="as-char" svg:width="0.423cm" svg:height="0.423cm" draw:z-index="132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89" text:anchor-type="char" svg:width="0.041cm" draw:z-index="133"><draw:text-box fo:min-height="0.041cm"><text:h text:style-name="P24" text:outline-level="4">Enunciado de la pregunta</text:h></draw:text-box></draw:frame><text:span text:style-name="Source_20_Text"><text:span text:style-name="T11">Accept</text:span></text:span><text:span text:style-name="T7"> es un parámetro de la calse </text:span><text:span text:style-name="Source_20_Text"><text:span text:style-name="T11">File</text:span></text:span><text:span text:style-name="T7"> para aceptar o no ficheros con extensión .pdf. ¿Verdadero o falso?</text:span></text:p>
        <text:p text:style-name="P6">Seleccione una:</text:p>
        <text:p text:style-name="P16">Verdadero </text:p>
        <text:p text:style-name="P16">Falso</text:p>
        <text:p text:style-name="P9"><draw:frame draw:style-name="fr1" draw:name="Marco90" text:anchor-type="char" svg:width="0.041cm" draw:z-index="134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7-6">
        <text:h text:style-name="P21" text:outline-level="3"><text:soft-page-break/>Pregunta <text:span text:style-name="T1">6</text:span></text:h>
        <text:p text:style-name="P14">Incorrecta</text:p>
        <text:p text:style-name="P14">Se puntúa 0,00 sobre 1,00</text:p>
        <text:section text:style-name="Sect1" text:name="yui_3_17_2_1_1673374867481_55">
          <text:p text:style-name="P15"><draw:frame draw:style-name="fr2" draw:name="gráficos46" text:anchor-type="as-char" svg:width="0.423cm" svg:height="0.423cm" draw:z-index="135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91" text:anchor-type="char" svg:width="0.041cm" draw:z-index="136"><draw:text-box fo:min-height="0.041cm"><text:h text:style-name="P24" text:outline-level="4">Enunciado de la pregunta</text:h></draw:text-box></draw:frame><text:span text:style-name="Source_20_Text"><text:span text:style-name="T11">listFiles()</text:span></text:span><text:span text:style-name="T7"> devuelve un arreglo de objetos </text:span><text:span text:style-name="T8">String</text:span><text:span text:style-name="T7">. ¿Verdadero o falso?</text:span></text:p>
        <text:p text:style-name="P6">Seleccione una:</text:p>
        <text:p text:style-name="P16">Verdadero </text:p>
        <text:p text:style-name="P16">Falso</text:p>
        <text:p text:style-name="P9"><draw:frame draw:style-name="fr1" draw:name="Marco92" text:anchor-type="char" svg:width="0.041cm" draw:z-index="137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7-7">
        <text:h text:style-name="P21" text:outline-level="3">Pregunta <text:span text:style-name="T1">7</text:span></text:h>
        <text:p text:style-name="P14">Correcta</text:p>
        <text:p text:style-name="P14">Se puntúa 1,00 sobre 1,00</text:p>
        <text:section text:style-name="Sect1" text:name="yui_3_17_2_1_1673374867481_61">
          <text:p text:style-name="P15"><draw:frame draw:style-name="fr2" draw:name="gráficos47" text:anchor-type="as-char" svg:width="0.423cm" svg:height="0.423cm" draw:z-index="138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93" text:anchor-type="char" svg:width="0.041cm" draw:z-index="139"><draw:text-box fo:min-height="0.041cm"><text:h text:style-name="P24" text:outline-level="4">Enunciado de la pregunta</text:h></draw:text-box></draw:frame>Para imprimir un informe con <text:span text:style-name="T18">JasperReport</text:span> se usa el método:</text:p>
        <text:p text:style-name="P6">Seleccione una:</text:p>
        <text:section text:style-name="Sect1" text:name="q22277:7_answer0_label">
          <text:p text:style-name="P19">a.</text:p>
          <text:p text:style-name="P18"><text:span text:style-name="Source_20_Text"><text:span text:style-name="T11">printReport()</text:span></text:span><text:span text:style-name="T7">.</text:span></text:p>
        </text:section>
        <text:section text:style-name="Sect1" text:name="q22277:7_answer1_label">
          <text:p text:style-name="P17">b.</text:p>
          <text:p text:style-name="P18"><text:span text:style-name="Source_20_Text"><text:span text:style-name="T11">exportReportXXX()</text:span></text:span><text:span text:style-name="T7">.</text:span></text:p>
        </text:section>
        <text:section text:style-name="Sect1" text:name="q22277:7_answer2_label">
          <text:p text:style-name="P17">c.</text:p>
          <text:p text:style-name="P18"><text:span text:style-name="Source_20_Text"><text:span text:style-name="T11">main()</text:span></text:span><text:span text:style-name="T7">.</text:span></text:p>
        </text:section>
        <text:p text:style-name="P11"><draw:frame draw:style-name="fr1" draw:name="Marco94" text:anchor-type="char" svg:width="0.041cm" draw:z-index="140"><draw:text-box fo:min-height="0.041cm"><text:h text:style-name="P24" text:outline-level="4">Retroalimentación</text:h></draw:text-box></draw:frame><text:span text:style-name="T14">La respuesta correcta es: </text:span><text:span text:style-name="Source_20_Text"><text:span text:style-name="T17">printReport()</text:span></text:span><text:span text:style-name="T14">.</text:span></text:p>
      </text:section>
      <text:section text:style-name="Sect1" text:name="question-22277-8">
        <text:h text:style-name="P21" text:outline-level="3">Pregunta <text:span text:style-name="T1">8</text:span></text:h>
        <text:p text:style-name="P14">Incorrecta</text:p>
        <text:p text:style-name="P14">Se puntúa 0,00 sobre 1,00</text:p>
        <text:section text:style-name="Sect1" text:name="yui_3_17_2_1_1673374867481_67">
          <text:p text:style-name="P15"><draw:frame draw:style-name="fr2" draw:name="gráficos48" text:anchor-type="as-char" svg:width="0.423cm" svg:height="0.423cm" draw:z-index="141"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95" text:anchor-type="char" svg:width="0.041cm" draw:z-index="142"><draw:text-box fo:min-height="0.041cm"><text:h text:style-name="P24" text:outline-level="4">Enunciado de la pregunta</text:h></draw:text-box></draw:frame><text:span text:style-name="Source_20_Text"><text:span text:style-name="T11">File.separator</text:span></text:span><text:span text:style-name="T7"> permite separar ficheros de directorios, crea un espacio para los ficheros y otro para los directorios. ¿Verdadero o falso?</text:span></text:p>
        <text:p text:style-name="P6">Seleccione una:</text:p>
        <text:p text:style-name="P16">Verdadero </text:p>
        <text:p text:style-name="P16">Falso</text:p>
        <text:p text:style-name="P9"><draw:frame draw:style-name="fr1" draw:name="Marco96" text:anchor-type="char" svg:width="0.041cm" draw:z-index="143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7-9">
        <text:h text:style-name="P21" text:outline-level="3">Pregunta <text:span text:style-name="T1">9</text:span></text:h>
        <text:p text:style-name="P14">Correcta</text:p>
        <text:p text:style-name="P14">Se puntúa 1,00 sobre 1,00</text:p>
        <text:section text:style-name="Sect1" text:name="yui_3_17_2_1_1673374867481_73">
          <text:p text:style-name="P15"><draw:frame draw:style-name="fr2" draw:name="gráficos49" text:anchor-type="as-char" svg:width="0.423cm" svg:height="0.423cm" draw:z-index="144"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97" text:anchor-type="char" svg:width="0.041cm" draw:z-index="145"><draw:text-box fo:min-height="0.041cm"><text:h text:style-name="P24" text:outline-level="4">Enunciado de la pregunta</text:h></draw:text-box></draw:frame>El paquete java.io posee:</text:p>
        <text:p text:style-name="P6">Seleccione una o más de una:</text:p>
        <text:section text:style-name="Sect1" text:name="q22277:9_choice0_label">
          <text:p text:style-name="P19">a.</text:p>
          <text:p text:style-name="P6">Clases para leer entradas desde un flujo de datos.</text:p>
        </text:section>
        <text:section text:style-name="Sect1" text:name="q22277:9_choice1_label">
          <text:p text:style-name="P17">b.</text:p>
          <text:p text:style-name="P6">Clases para operar con bases de datos jerárquicas.</text:p>
        </text:section>
        <text:section text:style-name="Sect1" text:name="q22277:9_choice2_label">
          <text:p text:style-name="P17">c.</text:p>
          <text:p text:style-name="P6">Clases para gestionar la conversión de datos a <text:span text:style-name="T18">String</text:span>.</text:p>
        </text:section>
        <text:section text:style-name="Sect1" text:name="q22277:9_choice3_label">
          <text:p text:style-name="P17">d.</text:p>
          <text:p text:style-name="P6">Clases para escribir entradas a un flujo de datos.</text:p>
        </text:section>
        <text:p text:style-name="P10"><draw:frame draw:style-name="fr1" draw:name="Marco98" text:anchor-type="char" svg:width="0.041cm" draw:z-index="146"><draw:text-box fo:min-height="0.041cm"><text:h text:style-name="P24" text:outline-level="4">Retroalimentación</text:h></draw:text-box></draw:frame>Las respuestas correctas son: Clases para leer entradas desde un flujo de datos., Clases para escribir entradas a un flujo de datos.</text:p>
      </text:section>
      <text:section text:style-name="Sect1" text:name="question-22277-10">
        <text:h text:style-name="P21" text:outline-level="3">Pregunta <text:span text:style-name="T1">10</text:span></text:h>
        <text:p text:style-name="P14">Incorrecta</text:p>
        <text:p text:style-name="P14">Se puntúa 0,00 sobre 1,00</text:p>
        <text:section text:style-name="Sect1" text:name="yui_3_17_2_1_1673374867481_79">
          <text:p text:style-name="P15"><text:soft-page-break/><draw:frame draw:style-name="fr2" draw:name="gráficos50" text:anchor-type="as-char" svg:width="0.423cm" svg:height="0.423cm" draw:z-index="147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99" text:anchor-type="char" svg:width="0.041cm" draw:z-index="148"><draw:text-box fo:min-height="0.041cm"><text:h text:style-name="P24" text:outline-level="4">Enunciado de la pregunta</text:h></draw:text-box></draw:frame>Los flujos de caracteres:</text:p>
        <text:p text:style-name="P6">Seleccione una:</text:p>
        <text:section text:style-name="Sect1" text:name="q22277:10_answer0_label">
          <text:p text:style-name="P19">a.</text:p>
          <text:p text:style-name="P16">Todas son correctas.</text:p>
        </text:section>
        <text:section text:style-name="Sect1" text:name="q22277:10_answer1_label">
          <text:p text:style-name="P17">b.</text:p>
          <text:p text:style-name="P16">Están determinados por dos clases abstractas.</text:p>
        </text:section>
        <text:section text:style-name="Sect1" text:name="q22277:10_answer2_label">
          <text:p text:style-name="P17">c.</text:p>
          <text:p text:style-name="P16">Están manejados por clases abstractas cuando son flujos de caracteres Unicode.</text:p>
        </text:section>
        <text:p text:style-name="P10"><draw:frame draw:style-name="fr1" draw:name="Marco100" text:anchor-type="char" svg:width="0.041cm" draw:z-index="149"><draw:text-box fo:min-height="0.041cm"><text:h text:style-name="P24" text:outline-level="4">Retroalimentación</text:h></draw:text-box></draw:frame>La respuesta correcta es: Todas son correctas.</text:p>
      </text:section>
      <text:h text:style-name="P23" text:outline-level="3">Pregunta <text:span text:style-name="T1">1</text:span></text:h>
      <text:section text:style-name="Sect1" text:name="question-22278-1">
        <text:p text:style-name="P14">Incorrecta</text:p>
        <text:p text:style-name="P14">Se puntúa 0,00 sobre 1,00</text:p>
        <text:section text:style-name="Sect1" text:name="yui_3_17_2_1_1673374976589_25">
          <text:p text:style-name="P15"><draw:frame draw:style-name="fr2" draw:name="gráficos51" text:anchor-type="as-char" svg:width="0.423cm" svg:height="0.423cm" draw:z-index="150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01" text:anchor-type="char" svg:width="0.041cm" draw:z-index="151"><draw:text-box fo:min-height="0.041cm"><text:h text:style-name="P24" text:outline-level="4">Enunciado de la pregunta</text:h></draw:text-box></draw:frame>En un fichero secuencial no se pueden realizar búsquedas, sólo se puede ver el valor del último registro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102" text:anchor-type="char" svg:width="0.041cm" draw:z-index="152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8-2">
        <text:h text:style-name="P21" text:outline-level="3">Pregunta <text:span text:style-name="T1">2</text:span></text:h>
        <text:p text:style-name="P14">Incorrecta</text:p>
        <text:p text:style-name="P14">Se puntúa 0,00 sobre 1,00</text:p>
        <text:section text:style-name="Sect1" text:name="yui_3_17_2_1_1673374976589_31">
          <text:p text:style-name="P15"><draw:frame draw:style-name="fr2" draw:name="gráficos52" text:anchor-type="as-char" svg:width="0.423cm" svg:height="0.423cm" draw:z-index="153"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03" text:anchor-type="char" svg:width="0.041cm" draw:z-index="154"><draw:text-box fo:min-height="0.041cm"><text:h text:style-name="P24" text:outline-level="4">Enunciado de la pregunta</text:h></draw:text-box></draw:frame>Con <text:span text:style-name="T18">JasperReport</text:span>, una vez que se ha realizado la compilación de la plantilla, se realiza el diseño de la misma. ¿Verdadero o falso?</text:p>
        <text:p text:style-name="P6">Seleccione una:</text:p>
        <text:p text:style-name="P16">Verdadero </text:p>
        <text:p text:style-name="P16">Falso</text:p>
        <text:p text:style-name="P9"><draw:frame draw:style-name="fr1" draw:name="Marco104" text:anchor-type="char" svg:width="0.041cm" draw:z-index="155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8-3">
        <text:h text:style-name="P21" text:outline-level="3">Pregunta <text:span text:style-name="T1">3</text:span></text:h>
        <text:p text:style-name="P14">Correcta</text:p>
        <text:p text:style-name="P14">Se puntúa 1,00 sobre 1,00</text:p>
        <text:section text:style-name="Sect1" text:name="yui_3_17_2_1_1673374976589_37">
          <text:p text:style-name="P15"><draw:frame draw:style-name="fr2" draw:name="gráficos53" text:anchor-type="as-char" svg:width="0.423cm" svg:height="0.423cm" draw:z-index="156"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05" text:anchor-type="char" svg:width="0.041cm" draw:z-index="157"><draw:text-box fo:min-height="0.041cm"><text:h text:style-name="P24" text:outline-level="4">Enunciado de la pregunta</text:h></draw:text-box></draw:frame>Cuando operamos con rutas de ficheros, el carácter separador entre directorios o carpetas:</text:p>
        <text:p text:style-name="P6">Seleccione una:</text:p>
        <text:section text:style-name="Sect1" text:name="q22278:3_answer0_label">
          <text:p text:style-name="P19">a.</text:p>
          <text:p text:style-name="P16">recomendable usar siempre \.</text:p>
        </text:section>
        <text:section text:style-name="Sect1" text:name="q22278:3_answer1_label">
          <text:p text:style-name="P17">b.</text:p>
          <text:p text:style-name="P16">Cambia dependiendo del sistema operativo en el que se esté ejecutando el programa.</text:p>
        </text:section>
        <text:section text:style-name="Sect1" text:name="q22278:3_answer2_label">
          <text:p text:style-name="P17">c.</text:p>
          <text:p text:style-name="P16">Es recomendable usar siempre /.</text:p>
        </text:section>
        <text:p text:style-name="P10"><draw:frame draw:style-name="fr1" draw:name="Marco106" text:anchor-type="char" svg:width="0.041cm" draw:z-index="158"><draw:text-box fo:min-height="0.041cm"><text:h text:style-name="P24" text:outline-level="4">Retroalimentación</text:h></draw:text-box></draw:frame>La respuesta correcta es: Cambia dependiendo del sistema operativo en el que se esté ejecutando el programa.</text:p>
      </text:section>
      <text:section text:style-name="Sect1" text:name="question-22278-4">
        <text:h text:style-name="P21" text:outline-level="3">Pregunta <text:span text:style-name="T1">4</text:span></text:h>
        <text:p text:style-name="P14">Correcta</text:p>
        <text:p text:style-name="P14">Se puntúa 1,00 sobre 1,00</text:p>
        <text:section text:style-name="Sect1" text:name="yui_3_17_2_1_1673374976589_43">
          <text:p text:style-name="P15"><draw:frame draw:style-name="fr2" draw:name="gráficos54" text:anchor-type="as-char" svg:width="0.423cm" svg:height="0.423cm" draw:z-index="159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107" text:anchor-type="char" svg:width="0.041cm" draw:z-index="160"><draw:text-box fo:min-height="0.041cm"><text:h text:style-name="P24" text:outline-level="4">Enunciado de la pregunta</text:h></draw:text-box></draw:frame><text:span text:style-name="Source_20_Text"><text:span text:style-name="T11">listFiles()</text:span></text:span><text:span text:style-name="T7"> devuelve un arreglo de objetos </text:span><text:span text:style-name="T8">String</text:span><text:span text:style-name="T7">. ¿Verdadero o falso?</text:span></text:p>
        <text:p text:style-name="P6">Seleccione una:</text:p>
        <text:p text:style-name="P16">Verdadero</text:p>
        <text:p text:style-name="P16">Falso </text:p>
        <text:p text:style-name="P9"><draw:frame draw:style-name="fr1" draw:name="Marco108" text:anchor-type="char" svg:width="0.041cm" draw:z-index="161"><draw:text-box fo:min-height="0.041cm"><text:h text:style-name="P24" text:outline-level="4">Retroalimentación</text:h></draw:text-box></draw:frame><text:soft-page-break/>La respuesta correcta es 'Falso'</text:p>
      </text:section>
      <text:section text:style-name="Sect1" text:name="question-22278-5">
        <text:h text:style-name="P21" text:outline-level="3">Pregunta <text:span text:style-name="T1">5</text:span></text:h>
        <text:p text:style-name="P14">Correcta</text:p>
        <text:p text:style-name="P14">Se puntúa 1,00 sobre 1,00</text:p>
        <text:section text:style-name="Sect1" text:name="yui_3_17_2_1_1673374976589_49">
          <text:p text:style-name="P15"><draw:frame draw:style-name="fr2" draw:name="gráficos55" text:anchor-type="as-char" svg:width="0.423cm" svg:height="0.423cm" draw:z-index="162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09" text:anchor-type="char" svg:width="0.041cm" draw:z-index="163"><draw:text-box fo:min-height="0.041cm"><text:h text:style-name="P24" text:outline-level="4">Enunciado de la pregunta</text:h></draw:text-box></draw:frame>Cuando se trabaja con ficheros de acceso aleatorio, cada vez que se efectúa una lectura o escritura, ésta se hace físicamente en el disco duro. ¿Verdadero o falso?</text:p>
        <text:p text:style-name="P6">Seleccione una:</text:p>
        <text:p text:style-name="P16">Verdadero</text:p>
        <text:p text:style-name="P16">Falso </text:p>
        <text:p text:style-name="P9"><draw:frame draw:style-name="fr1" draw:name="Marco110" text:anchor-type="char" svg:width="0.041cm" draw:z-index="164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8-6">
        <text:h text:style-name="P21" text:outline-level="3">Pregunta <text:span text:style-name="T1">6</text:span></text:h>
        <text:p text:style-name="P14">Incorrecta</text:p>
        <text:p text:style-name="P14">Se puntúa 0,00 sobre 1,00</text:p>
        <text:section text:style-name="Sect1" text:name="yui_3_17_2_1_1673374976589_55">
          <text:p text:style-name="P15"><draw:frame draw:style-name="fr2" draw:name="gráficos56" text:anchor-type="as-char" svg:width="0.423cm" svg:height="0.423cm" draw:z-index="165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111" text:anchor-type="char" svg:width="0.041cm" draw:z-index="166"><draw:text-box fo:min-height="0.041cm"><text:h text:style-name="P24" text:outline-level="4">Enunciado de la pregunta</text:h></draw:text-box></draw:frame><text:span text:style-name="T7">Para realizar cualquier operación de E/S con ficheros, basta con emplear la clase </text:span><text:span text:style-name="Source_20_Text"><text:span text:style-name="T11">File</text:span></text:span><text:span text:style-name="T7">. ¿Verdadero o falso?</text:span></text:p>
        <text:p text:style-name="P6">Seleccione una:</text:p>
        <text:p text:style-name="P16">Verdadero </text:p>
        <text:p text:style-name="P16">Falso</text:p>
        <text:p text:style-name="P9"><draw:frame draw:style-name="fr1" draw:name="Marco112" text:anchor-type="char" svg:width="0.041cm" draw:z-index="167"><draw:text-box fo:min-height="0.041cm"><text:h text:style-name="P24" text:outline-level="4">Retroalimentación</text:h></draw:text-box></draw:frame>La respuesta correcta es 'Falso'</text:p>
      </text:section>
      <text:section text:style-name="Sect1" text:name="question-22278-7">
        <text:h text:style-name="P21" text:outline-level="3">Pregunta <text:span text:style-name="T1">7</text:span></text:h>
        <text:p text:style-name="P14">Correcta</text:p>
        <text:p text:style-name="P14">Se puntúa 1,00 sobre 1,00</text:p>
        <text:section text:style-name="Sect1" text:name="yui_3_17_2_1_1673374976589_61">
          <text:p text:style-name="P15"><draw:frame draw:style-name="fr2" draw:name="gráficos57" text:anchor-type="as-char" svg:width="0.423cm" svg:height="0.423cm" draw:z-index="168"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13" text:anchor-type="char" svg:width="0.041cm" draw:z-index="169"><draw:text-box fo:min-height="0.041cm"><text:h text:style-name="P24" text:outline-level="4">Enunciado de la pregunta</text:h></draw:text-box></draw:frame>Para crear un directorio con Java usaremos el método:</text:p>
        <text:p text:style-name="P6">Seleccione una:</text:p>
        <text:section text:style-name="Sect1" text:name="q22278:7_answer0_label">
          <text:p text:style-name="P19">a.</text:p>
          <text:p text:style-name="P8"><text:span text:style-name="Source_20_Text"><text:span text:style-name="T11">cddir()</text:span></text:span><text:span text:style-name="T7">.</text:span></text:p>
        </text:section>
        <text:section text:style-name="Sect1" text:name="q22278:7_answer1_label">
          <text:p text:style-name="P17">b.</text:p>
          <text:p text:style-name="P8"><text:span text:style-name="Source_20_Text"><text:span text:style-name="T11">mkdir()</text:span></text:span><text:span text:style-name="T7">.</text:span></text:p>
        </text:section>
        <text:section text:style-name="Sect1" text:name="q22278:7_answer2_label">
          <text:p text:style-name="P17">c.</text:p>
          <text:p text:style-name="P8"><text:span text:style-name="Source_20_Text"><text:span text:style-name="T11">createDir()</text:span></text:span><text:span text:style-name="T7">.</text:span></text:p>
        </text:section>
        <text:section text:style-name="Sect1" text:name="q22278:7_answer3_label">
          <text:p text:style-name="P17">d.</text:p>
          <text:p text:style-name="P6">Todas son correctas.</text:p>
        </text:section>
        <text:p text:style-name="P11"><draw:frame draw:style-name="fr1" draw:name="Marco114" text:anchor-type="char" svg:width="0.041cm" draw:z-index="170"><draw:text-box fo:min-height="0.041cm"><text:h text:style-name="P24" text:outline-level="4">Retroalimentación</text:h></draw:text-box></draw:frame><text:span text:style-name="T14">La respuesta correcta es: </text:span><text:span text:style-name="Source_20_Text"><text:span text:style-name="T17">mkdir()</text:span></text:span><text:span text:style-name="T14">.</text:span></text:p>
      </text:section>
      <text:section text:style-name="Sect1" text:name="question-22278-8">
        <text:h text:style-name="P21" text:outline-level="3">Pregunta <text:span text:style-name="T1">8</text:span></text:h>
        <text:p text:style-name="P14">Incorrecta</text:p>
        <text:p text:style-name="P14">Se puntúa 0,00 sobre 1,00</text:p>
        <text:section text:style-name="Sect1" text:name="yui_3_17_2_1_1673374976589_67">
          <text:p text:style-name="P15"><draw:frame draw:style-name="fr2" draw:name="gráficos58" text:anchor-type="as-char" svg:width="0.423cm" svg:height="0.423cm" draw:z-index="171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15" text:anchor-type="char" svg:width="0.041cm" draw:z-index="172"><draw:text-box fo:min-height="0.041cm"><text:h text:style-name="P24" text:outline-level="4">Enunciado de la pregunta</text:h></draw:text-box></draw:frame>La vinculación de un flujo al dispositivo físico la hace:</text:p>
        <text:p text:style-name="P6">Seleccione una:</text:p>
        <text:section text:style-name="Sect1" text:name="q22278:8_answer0_label">
          <text:p text:style-name="P19">a.</text:p>
          <text:p text:style-name="P16">Todas las afirmaciones son correctas.</text:p>
        </text:section>
        <text:section text:style-name="Sect1" text:name="q22278:8_answer1_label">
          <text:p text:style-name="P17">b.</text:p>
          <text:p text:style-name="P16">El programador.</text:p>
        </text:section>
        <text:section text:style-name="Sect1" text:name="q22278:8_answer2_label">
          <text:p text:style-name="P17">c.</text:p>
          <text:p text:style-name="P16">El <text:span text:style-name="T18">driver</text:span> de disco.</text:p>
        </text:section>
        <text:section text:style-name="Sect1" text:name="q22278:8_answer3_label">
          <text:p text:style-name="P17">d.</text:p>
          <text:p text:style-name="P16">El sistema de entrada y salida de Java.</text:p>
        </text:section>
        <text:p text:style-name="P10"><draw:frame draw:style-name="fr1" draw:name="Marco116" text:anchor-type="char" svg:width="0.041cm" draw:z-index="173"><draw:text-box fo:min-height="0.041cm"><text:h text:style-name="P24" text:outline-level="4">Retroalimentación</text:h></draw:text-box></draw:frame>La respuesta correcta es: El sistema de entrada y salida de Java.</text:p>
      </text:section>
      <text:section text:style-name="Sect1" text:name="question-22278-9">
        <text:h text:style-name="P21" text:outline-level="3"><text:soft-page-break/>Pregunta <text:span text:style-name="T1">9</text:span></text:h>
        <text:p text:style-name="P14">Incorrecta</text:p>
        <text:p text:style-name="P14">Se puntúa 0,00 sobre 1,00</text:p>
        <text:section text:style-name="Sect1" text:name="yui_3_17_2_1_1673374976589_73">
          <text:p text:style-name="P15"><draw:frame draw:style-name="fr2" draw:name="gráficos59" text:anchor-type="as-char" svg:width="0.423cm" svg:height="0.423cm" draw:z-index="174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6"><draw:frame draw:style-name="fr1" draw:name="Marco117" text:anchor-type="char" svg:width="0.041cm" draw:z-index="175"><draw:text-box fo:min-height="0.041cm"><text:h text:style-name="P24" text:outline-level="4">Enunciado de la pregunta</text:h></draw:text-box></draw:frame>Para borrar un directorio con Java hay que borrar los ficheros y directorios que éste contenga. ¿Verdadero o falso?</text:p>
        <text:p text:style-name="P6">Seleccione una:</text:p>
        <text:p text:style-name="P16">Verdadero</text:p>
        <text:p text:style-name="P16">Falso </text:p>
        <text:p text:style-name="P9"><draw:frame draw:style-name="fr1" draw:name="Marco118" text:anchor-type="char" svg:width="0.041cm" draw:z-index="176"><draw:text-box fo:min-height="0.041cm"><text:h text:style-name="P24" text:outline-level="4">Retroalimentación</text:h></draw:text-box></draw:frame>La respuesta correcta es 'Verdadero'</text:p>
      </text:section>
      <text:section text:style-name="Sect1" text:name="question-22278-10">
        <text:h text:style-name="P21" text:outline-level="3">Pregunta <text:span text:style-name="T1">10</text:span></text:h>
        <text:p text:style-name="P14">Incorrecta</text:p>
        <text:p text:style-name="P14">Se puntúa 0,00 sobre 1,00</text:p>
        <text:section text:style-name="Sect1" text:name="yui_3_17_2_1_1673374976589_79">
          <text:p text:style-name="P15"><draw:frame draw:style-name="fr2" draw:name="gráficos60" text:anchor-type="as-char" svg:width="0.423cm" svg:height="0.423cm" draw:z-index="177"><draw:image xlink:href="Pictures/1000020100000012000000125B61BFA4.png" xlink:type="simple" xlink:show="embed" xlink:actuate="onLoad"/><draw:image xlink:href="https://www.adistanciafparagon.es/theme/image.php/moove/core/1662535346/i/unflagged" xlink:type="simple" xlink:show="embed" xlink:actuate="onLoad"/></draw:frame>Marcar pregunta</text:p>
        </text:section>
        <text:p text:style-name="P8"><draw:frame draw:style-name="fr1" draw:name="Marco119" text:anchor-type="char" svg:width="0.041cm" draw:z-index="178"><draw:text-box fo:min-height="0.041cm"><text:h text:style-name="P24" text:outline-level="4">Enunciado de la pregunta</text:h></draw:text-box></draw:frame><text:span text:style-name="T7">La ventaja de usar conectores </text:span><text:span text:style-name="ACRONYM"><text:span text:style-name="T8">JDBC</text:span></text:span><text:span text:style-name="T7"> es que independiza de la base de datos que utilice. ¿Verdadero o falso?</text:span></text:p>
        <text:p text:style-name="P6">Seleccione una:</text:p>
        <text:p text:style-name="P16">Verdadero</text:p>
        <text:p text:style-name="P16">Falso </text:p>
        <text:p text:style-name="P9"><draw:frame draw:style-name="fr1" draw:name="Marco120" text:anchor-type="char" svg:width="0.041cm" draw:z-index="179"><draw:text-box fo:min-height="0.041cm"><text:h text:style-name="P24" text:outline-level="4">Retroalimentación</text:h></draw:text-box></draw:frame>La respuesta correcta es 'Verdadero'</text:p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oppins" svg:font-family="Poppins, sans-serif"/>
    <style:font-face style:name="SFMono-Regular" svg:font-family="SFMono-Regular, Menlo, Monaco, Consolas, 'Liberation Mono'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ACRONYM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24S</meta:editing-duration>
    <meta:editing-cycles>3</meta:editing-cycles>
    <meta:generator>OpenOffice/4.1.13$Win32 OpenOffice.org_project/4113m1$Build-9810</meta:generator>
    <dc:date>2023-01-10T19:23:59.23</dc:date>
    <meta:document-statistic meta:table-count="1" meta:image-count="60" meta:object-count="0" meta:page-count="14" meta:paragraph-count="773" meta:word-count="3072" meta:character-count="19927"/>
    <dc:creator>Pimpin Around</dc:creator>
    <meta:user-defined meta:name="Info 1"/>
    <meta:user-defined meta:name="Info 2"/>
    <meta:user-defined meta:name="Info 3"/>
    <meta:user-defined meta:name="Info 4"/>
  </office:meta>
</office:document-meta>
</file>